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Header">
      <style:text-properties officeooo:rsid="0050ad98" officeooo:paragraph-rsid="0050ad98"/>
    </style:style>
    <style:style style:name="P2" style:family="paragraph" style:parent-style-name="Footer">
      <style:text-properties officeooo:rsid="005157d8" officeooo:paragraph-rsid="005157d8"/>
    </style:style>
    <style:style style:name="P3" style:family="paragraph" style:parent-style-name="Standard">
      <style:text-properties style:font-name="Courier New" officeooo:rsid="000ed58e" officeooo:paragraph-rsid="000ed58e"/>
    </style:style>
    <style:style style:name="P4" style:family="paragraph" style:parent-style-name="Standard">
      <style:text-properties style:font-name="Courier New" officeooo:rsid="000ed58e" officeooo:paragraph-rsid="0010e992"/>
    </style:style>
    <style:style style:name="P5" style:family="paragraph" style:parent-style-name="Standard">
      <style:text-properties style:font-name="Courier New" officeooo:rsid="000ed58e" officeooo:paragraph-rsid="00141e9d"/>
    </style:style>
    <style:style style:name="P6" style:family="paragraph" style:parent-style-name="Standard">
      <style:text-properties style:font-name="Courier New" officeooo:rsid="000ed58e" officeooo:paragraph-rsid="0055253c"/>
    </style:style>
    <style:style style:name="P7" style:family="paragraph" style:parent-style-name="Standard">
      <style:text-properties style:font-name="Courier New" officeooo:rsid="000ed58e" officeooo:paragraph-rsid="00571288"/>
    </style:style>
    <style:style style:name="P8" style:family="paragraph" style:parent-style-name="Standard">
      <style:text-properties style:font-name="Courier New" officeooo:rsid="000ed58e" officeooo:paragraph-rsid="006a6373"/>
    </style:style>
    <style:style style:name="P9" style:family="paragraph" style:parent-style-name="Standard">
      <style:text-properties style:font-name="Courier New" officeooo:rsid="000ed58e" officeooo:paragraph-rsid="006fe2e2"/>
    </style:style>
    <style:style style:name="P10" style:family="paragraph" style:parent-style-name="Standard">
      <style:text-properties style:font-name="Courier New" officeooo:rsid="000ed58e" officeooo:paragraph-rsid="0073421c"/>
    </style:style>
    <style:style style:name="P11" style:family="paragraph" style:parent-style-name="Standard">
      <style:text-properties style:font-name="Courier New" officeooo:rsid="000ed58e" officeooo:paragraph-rsid="008948e1"/>
    </style:style>
    <style:style style:name="P12" style:family="paragraph" style:parent-style-name="Standard">
      <style:text-properties style:font-name="Courier New" officeooo:rsid="001885d0" officeooo:paragraph-rsid="001885d0"/>
    </style:style>
    <style:style style:name="P13" style:family="paragraph" style:parent-style-name="Standard">
      <style:text-properties style:font-name="Courier New" officeooo:rsid="00192c78" officeooo:paragraph-rsid="00192c78"/>
    </style:style>
    <style:style style:name="P14" style:family="paragraph" style:parent-style-name="Standard">
      <style:paragraph-properties fo:break-before="page"/>
      <style:text-properties style:font-name="Courier New" officeooo:rsid="00192c78" officeooo:paragraph-rsid="00192c78"/>
    </style:style>
    <style:style style:name="P15" style:family="paragraph" style:parent-style-name="Standard">
      <style:text-properties style:font-name="Courier New" officeooo:rsid="00192c78" officeooo:paragraph-rsid="0057ea3e"/>
    </style:style>
    <style:style style:name="P16" style:family="paragraph" style:parent-style-name="Standard">
      <style:text-properties style:font-name="Courier New" officeooo:rsid="00192c78" officeooo:paragraph-rsid="00865959"/>
    </style:style>
    <style:style style:name="P17" style:family="paragraph" style:parent-style-name="Standard">
      <style:text-properties style:font-name="Courier New" officeooo:rsid="00192c78" officeooo:paragraph-rsid="0096b35d"/>
    </style:style>
    <style:style style:name="P18" style:family="paragraph" style:parent-style-name="Standard">
      <style:text-properties style:font-name="Courier New" fo:font-weight="bold" officeooo:rsid="000ed58e" officeooo:paragraph-rsid="000ed58e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Courier New" fo:font-weight="bold" officeooo:rsid="000ed58e" officeooo:paragraph-rsid="000ed58e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0ed58e" officeooo:paragraph-rsid="0041cb21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0ed58e" officeooo:paragraph-rsid="0062646c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0ed58e" officeooo:paragraph-rsid="006a6373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0ed58e" officeooo:paragraph-rsid="006a89f3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1885d0" officeooo:paragraph-rsid="001885d0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Courier New" fo:font-weight="bold" officeooo:rsid="001885d0" officeooo:paragraph-rsid="001885d0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1885d0" officeooo:paragraph-rsid="00b399e9" style:font-weight-asian="bold" style:font-weight-complex="bold"/>
    </style:style>
    <style:style style:name="P27" style:family="paragraph" style:parent-style-name="Standard">
      <style:text-properties style:font-name="Courier New" fo:font-weight="bold" officeooo:rsid="0018394c" officeooo:paragraph-rsid="0025873e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18394c" officeooo:paragraph-rsid="005ed821" style:font-weight-asian="bold" style:font-weight-complex="bold"/>
    </style:style>
    <style:style style:name="P29" style:family="paragraph" style:parent-style-name="Standard">
      <style:text-properties style:font-name="Courier New" fo:font-weight="bold" officeooo:rsid="0017e904" officeooo:paragraph-rsid="005ed821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17e904" officeooo:paragraph-rsid="007c6175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31743d" officeooo:paragraph-rsid="000ed58e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34768d" officeooo:paragraph-rsid="0034768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ourier New" fo:font-weight="bold" officeooo:rsid="0060af4e" officeooo:paragraph-rsid="0060af4e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60af4e" officeooo:paragraph-rsid="0060af4e" style:font-weight-asian="bold" style:font-weight-complex="bold"/>
    </style:style>
    <style:style style:name="P35" style:family="paragraph" style:parent-style-name="Standard">
      <style:text-properties style:font-name="Courier New" fo:font-weight="bold" officeooo:rsid="0019811a" officeooo:paragraph-rsid="0025873e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1b2e8d" officeooo:paragraph-rsid="0025873e" style:font-weight-asian="bold" style:font-weight-complex="bold"/>
    </style:style>
    <style:style style:name="P37" style:family="paragraph" style:parent-style-name="Standard">
      <style:text-properties style:font-name="Courier New" fo:font-weight="bold" officeooo:rsid="005e1ddd" officeooo:paragraph-rsid="005e1ddd" style:font-weight-asian="bold" style:font-weight-complex="bold"/>
    </style:style>
    <style:style style:name="P38" style:family="paragraph" style:parent-style-name="Standard">
      <style:text-properties style:font-name="Courier New" fo:font-weight="bold" officeooo:rsid="001f25bd" officeooo:paragraph-rsid="00192c78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5c0f43" officeooo:paragraph-rsid="005c0f43" fo:background-color="#000000" style:font-weight-asian="bold" style:font-weight-complex="bold"/>
    </style:style>
    <style:style style:name="P42" style:family="paragraph" style:parent-style-name="Standard">
      <style:text-properties style:font-name="Courier New" fo:font-weight="bold" officeooo:rsid="00192c78" officeooo:paragraph-rsid="00192c78" fo:background-color="#000000" style:font-weight-asian="bold" style:font-weight-complex="bold"/>
    </style:style>
    <style:style style:name="P43" style:family="paragraph" style:parent-style-name="Standard">
      <style:text-properties style:font-name="Courier New" fo:font-weight="bold" officeooo:rsid="00192c78" officeooo:paragraph-rsid="0096b35d" fo:background-color="#000000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5d5a25" fo:background-color="#000000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b399e9" fo:background-color="#000000" style:font-weight-asian="bold" style:font-weight-complex="bold"/>
    </style:style>
    <style:style style:name="P46" style:family="paragraph" style:parent-style-name="Standard">
      <style:text-properties style:font-name="Courier New" fo:font-weight="bold" officeooo:rsid="006a6373" officeooo:paragraph-rsid="000ed58e" fo:background-color="#ffff00" style:font-weight-asian="bold" style:font-weight-complex="bold"/>
    </style:style>
    <style:style style:name="P47" style:family="paragraph" style:parent-style-name="Standard">
      <style:text-properties style:font-name="Courier New" fo:font-weight="normal" officeooo:rsid="000ed58e" officeooo:paragraph-rsid="000ed58e" style:font-weight-asian="normal" style:font-weight-complex="normal"/>
    </style:style>
    <style:style style:name="P48" style:family="paragraph" style:parent-style-name="Standard">
      <style:text-properties style:font-name="Courier New" fo:font-weight="normal" officeooo:rsid="000ed58e" officeooo:paragraph-rsid="003dd848" style:font-weight-asian="normal" style:font-weight-complex="normal"/>
    </style:style>
    <style:style style:name="P49" style:family="paragraph" style:parent-style-name="Standard">
      <style:text-properties style:font-name="Courier New" fo:font-weight="normal" officeooo:rsid="000ed58e" officeooo:paragraph-rsid="0041cb21" style:font-weight-asian="normal" style:font-weight-complex="normal"/>
    </style:style>
    <style:style style:name="P50" style:family="paragraph" style:parent-style-name="Standard">
      <style:text-properties style:font-name="Courier New" fo:font-weight="normal" officeooo:rsid="000ed58e" officeooo:paragraph-rsid="0055253c" style:font-weight-asian="normal" style:font-weight-complex="normal"/>
    </style:style>
    <style:style style:name="P51" style:family="paragraph" style:parent-style-name="Standard">
      <style:text-properties style:font-name="Courier New" fo:font-weight="normal" officeooo:rsid="000ed58e" officeooo:paragraph-rsid="0062ec61" style:font-weight-asian="normal" style:font-weight-complex="normal"/>
    </style:style>
    <style:style style:name="P52" style:family="paragraph" style:parent-style-name="Standard">
      <style:text-properties style:font-name="Courier New" fo:font-weight="normal" officeooo:rsid="000ed58e" officeooo:paragraph-rsid="006a6373" style:font-weight-asian="normal" style:font-weight-complex="normal"/>
    </style:style>
    <style:style style:name="P53" style:family="paragraph" style:parent-style-name="Standard">
      <style:text-properties style:font-name="Courier New" fo:font-weight="normal" officeooo:rsid="000ed58e" officeooo:paragraph-rsid="006a89f3" style:font-weight-asian="normal" style:font-weight-complex="normal"/>
    </style:style>
    <style:style style:name="P54" style:family="paragraph" style:parent-style-name="Standard">
      <style:text-properties style:font-name="Courier New" fo:font-weight="normal" officeooo:rsid="000ed58e" officeooo:paragraph-rsid="007882d9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0ed58e" officeooo:paragraph-rsid="00a9a495" style:font-weight-asian="normal" style:font-weight-complex="normal"/>
    </style:style>
    <style:style style:name="P56" style:family="paragraph" style:parent-style-name="Standard">
      <style:text-properties style:font-name="Courier New" fo:font-weight="normal" officeooo:rsid="000ed58e" officeooo:paragraph-rsid="00adaf6f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3dd848" officeooo:paragraph-rsid="003dd848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1885d0" officeooo:paragraph-rsid="001885d0" style:font-weight-asian="normal" style:font-weight-complex="normal"/>
    </style:style>
    <style:style style:name="P59" style:family="paragraph" style:parent-style-name="Standard">
      <style:text-properties style:font-name="Courier New" fo:font-weight="normal" officeooo:rsid="001885d0" officeooo:paragraph-rsid="0064e7a1" style:font-weight-asian="normal" style:font-weight-complex="normal"/>
    </style:style>
    <style:style style:name="P60" style:family="paragraph" style:parent-style-name="Standard">
      <style:text-properties style:font-name="Courier New" fo:font-weight="normal" officeooo:rsid="0018394c" officeooo:paragraph-rsid="00924517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2662b3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7b9c36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b399e9" style:font-weight-asian="normal" style:font-weight-complex="normal"/>
    </style:style>
    <style:style style:name="P64" style:family="paragraph" style:parent-style-name="Standard">
      <style:text-properties style:font-name="Courier New" fo:font-weight="normal" officeooo:rsid="000e3c64" officeooo:paragraph-rsid="002662b3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Courier New" fo:font-weight="normal" officeooo:rsid="0031743d" officeooo:paragraph-rsid="0031743d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5d5a25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60af4e" style:font-weight-asian="normal" style:font-weight-complex="normal"/>
    </style:style>
    <style:style style:name="P68" style:family="paragraph" style:parent-style-name="Standard">
      <style:text-properties style:font-name="Courier New" fo:font-weight="normal" officeooo:rsid="0031743d" officeooo:paragraph-rsid="000ed58e" style:font-weight-asian="normal" style:font-weight-complex="normal"/>
    </style:style>
    <style:style style:name="P69" style:family="paragraph" style:parent-style-name="Standard">
      <style:text-properties style:font-name="Courier New" fo:font-weight="normal" officeooo:rsid="0031743d" officeooo:paragraph-rsid="0010c066" style:font-weight-asian="normal" style:font-weight-complex="normal"/>
    </style:style>
    <style:style style:name="P70" style:family="paragraph" style:parent-style-name="Standard">
      <style:text-properties style:font-name="Courier New" fo:font-weight="normal" officeooo:rsid="0031743d" officeooo:paragraph-rsid="003c7c65" style:font-weight-asian="normal" style:font-weight-complex="normal"/>
    </style:style>
    <style:style style:name="P71" style:family="paragraph" style:parent-style-name="Standard">
      <style:text-properties style:font-name="Courier New" fo:font-weight="normal" officeooo:rsid="0034768d" officeooo:paragraph-rsid="0034768d" style:font-weight-asian="normal" style:font-weight-complex="normal"/>
    </style:style>
    <style:style style:name="P72" style:family="paragraph" style:parent-style-name="Standard">
      <style:text-properties style:font-name="Courier New" fo:font-weight="normal" officeooo:rsid="0034768d" officeooo:paragraph-rsid="0035f298" style:font-weight-asian="normal" style:font-weight-complex="normal"/>
    </style:style>
    <style:style style:name="P73" style:family="paragraph" style:parent-style-name="Standard">
      <style:text-properties style:font-name="Courier New" fo:font-weight="normal" officeooo:rsid="0034768d" officeooo:paragraph-rsid="0078f686" style:font-weight-asian="normal" style:font-weight-complex="normal"/>
    </style:style>
    <style:style style:name="P74" style:family="paragraph" style:parent-style-name="Standard">
      <style:text-properties style:font-name="Courier New" fo:font-weight="normal" officeooo:rsid="005e1ddd" officeooo:paragraph-rsid="005f36d3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ourier New" fo:font-weight="normal" officeooo:rsid="0060af4e" officeooo:paragraph-rsid="0060af4e" style:font-weight-asian="normal" style:font-weight-complex="normal"/>
    </style:style>
    <style:style style:name="P76" style:family="paragraph" style:parent-style-name="Standard">
      <style:text-properties style:font-name="Courier New" fo:font-weight="normal" officeooo:rsid="006a6373" officeooo:paragraph-rsid="006a6373" style:font-weight-asian="normal" style:font-weight-complex="normal"/>
    </style:style>
    <style:style style:name="P77" style:family="paragraph" style:parent-style-name="Standard">
      <style:text-properties style:font-name="Courier New" fo:font-weight="normal" officeooo:rsid="006a89f3" officeooo:paragraph-rsid="006a89f3" style:font-weight-asian="normal" style:font-weight-complex="normal"/>
    </style:style>
    <style:style style:name="P78" style:family="paragraph" style:parent-style-name="Standard">
      <style:text-properties style:font-name="Courier New" fo:font-weight="normal" officeooo:rsid="0055253c" officeooo:paragraph-rsid="00571288" style:font-weight-asian="normal" style:font-weight-complex="normal"/>
    </style:style>
    <style:style style:name="P79" style:family="paragraph" style:parent-style-name="Standard">
      <style:text-properties style:font-name="Courier New" fo:font-weight="normal" officeooo:rsid="007882d9" officeooo:paragraph-rsid="007882d9" style:font-weight-asian="normal" style:font-weight-complex="normal"/>
    </style:style>
    <style:style style:name="P80" style:family="paragraph" style:parent-style-name="Standard">
      <style:text-properties style:font-name="Courier New" fo:font-weight="normal" officeooo:rsid="005f36d3" officeooo:paragraph-rsid="005f36d3" style:font-weight-asian="normal" style:font-weight-complex="normal"/>
    </style:style>
    <style:style style:name="P81" style:family="paragraph" style:parent-style-name="Standard">
      <style:text-properties style:font-name="Courier New" fo:font-weight="normal" officeooo:rsid="0064e7a1" officeooo:paragraph-rsid="0064e7a1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Courier New" fo:font-weight="normal" officeooo:rsid="00b399e9" officeooo:paragraph-rsid="00b399e9" style:font-weight-asian="normal" style:font-weight-complex="normal"/>
    </style:style>
    <style:style style:name="P83" style:family="paragraph" style:parent-style-name="Standard">
      <style:text-properties style:font-name="Courier New" fo:font-weight="normal" officeooo:rsid="000ed58e" officeooo:paragraph-rsid="006a89f3" fo:background-color="transparent" style:font-weight-asian="normal" style:font-weight-complex="normal"/>
    </style:style>
    <style:style style:name="P84" style:family="paragraph" style:parent-style-name="Standard">
      <style:text-properties style:font-name="Courier New" fo:font-weight="normal" officeooo:rsid="0053a0ff" officeooo:paragraph-rsid="006a6373" fo:background-color="#ffff00" style:font-weight-asian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ourier New" officeooo:rsid="0016086c" officeooo:paragraph-rsid="002662b3"/>
    </style:style>
    <style:style style:name="P86" style:family="paragraph" style:parent-style-name="Table_20_Contents">
      <style:text-properties style:font-name="Courier New" fo:font-size="6pt" fo:font-weight="normal" officeooo:rsid="0016086c" officeooo:paragraph-rsid="002662b3" style:font-size-asian="5.25pt" style:font-weight-asian="normal" style:font-size-complex="6pt" style:font-weight-complex="normal"/>
    </style:style>
    <style:style style:name="P87" style:family="paragraph" style:parent-style-name="Table_20_Contents">
      <style:text-properties style:font-name="Courier New" officeooo:paragraph-rsid="002662b3"/>
    </style:style>
    <style:style style:name="P88" style:family="paragraph" style:parent-style-name="Standard">
      <style:text-properties style:font-name="Courier New" officeooo:rsid="00161358" officeooo:paragraph-rsid="008948e1"/>
    </style:style>
    <style:style style:name="P89" style:family="paragraph" style:parent-style-name="Standard">
      <style:text-properties style:font-name="Courier New" officeooo:rsid="0010c066" officeooo:paragraph-rsid="006fe2e2"/>
    </style:style>
    <style:style style:name="P90" style:family="paragraph" style:parent-style-name="Standard">
      <style:text-properties style:font-name="Courier New" officeooo:rsid="0010c066" officeooo:paragraph-rsid="0010e992"/>
    </style:style>
    <style:style style:name="P91" style:family="paragraph" style:parent-style-name="Standard">
      <style:text-properties style:font-name="Courier New" officeooo:rsid="0073421c" officeooo:paragraph-rsid="0073421c"/>
    </style:style>
    <style:style style:name="P92" style:family="paragraph" style:parent-style-name="Standard">
      <style:text-properties style:font-name="Courier New" officeooo:rsid="0096b35d" officeooo:paragraph-rsid="0096b35d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officeooo:rsid="00983026" officeooo:paragraph-rsid="00983026"/>
    </style:style>
    <style:style style:name="P94" style:family="paragraph" style:parent-style-name="Standard">
      <style:text-properties style:font-name="Courier New" officeooo:rsid="00983026" officeooo:paragraph-rsid="00983026"/>
    </style:style>
    <style:style style:name="P95" style:family="paragraph" style:parent-style-name="Standard">
      <style:text-properties style:font-name="Courier New" officeooo:rsid="009b3524" officeooo:paragraph-rsid="009b3524"/>
    </style:style>
    <style:style style:name="P96" style:family="paragraph" style:parent-style-name="Standard">
      <style:text-properties style:font-name="Courier New" officeooo:rsid="009b3524" officeooo:paragraph-rsid="009c869c"/>
    </style:style>
    <style:style style:name="P97" style:family="paragraph" style:parent-style-name="Standard">
      <style:text-properties style:font-name="Courier New" officeooo:rsid="009b3524" officeooo:paragraph-rsid="009f0bc7"/>
    </style:style>
    <style:style style:name="P98" style:family="paragraph" style:parent-style-name="Standard">
      <style:text-properties fo:color="#c9211e" loext:opacity="100%" style:font-name="Courier New" officeooo:rsid="00983026" officeooo:paragraph-rsid="00983026"/>
    </style:style>
    <style:style style:name="P99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83026" officeooo:paragraph-rsid="00983026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83026" officeooo:paragraph-rsid="00983026"/>
    </style:style>
    <style:style style:name="P101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83026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6b35d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6b35d" officeooo:paragraph-rsid="0096b35d"/>
    </style:style>
    <style:style style:name="P104" style:family="paragraph" style:parent-style-name="Standard">
      <style:text-properties style:font-name="Courier New" fo:font-weight="bold" officeooo:rsid="000ed58e" officeooo:paragraph-rsid="00c22b80" style:font-weight-asian="bold" style:font-weight-complex="bold"/>
    </style:style>
    <style:style style:name="P105" style:family="paragraph" style:parent-style-name="Standard">
      <style:text-properties style:font-name="Courier New" fo:font-weight="normal" officeooo:rsid="000ed58e" officeooo:paragraph-rsid="00cbca7c" style:font-weight-asian="normal" style:font-weight-complex="normal"/>
    </style:style>
    <style:style style:name="P106" style:family="paragraph" style:parent-style-name="Standard">
      <style:text-properties style:font-name="Courier New" fo:font-weight="normal" officeooo:rsid="000ed58e" officeooo:paragraph-rsid="00cdf221" style:font-weight-asian="normal" style:font-weight-complex="normal"/>
    </style:style>
    <style:style style:name="P107" style:family="paragraph" style:parent-style-name="Standard">
      <style:text-properties style:font-name="Courier New" fo:font-weight="normal" officeooo:rsid="000ed58e" officeooo:paragraph-rsid="00cfb3af" style:font-weight-asian="normal" style:font-weight-complex="normal"/>
    </style:style>
    <style:style style:name="T1" style:family="text">
      <style:text-properties officeooo:rsid="006be162"/>
    </style:style>
    <style:style style:name="T2" style:family="text">
      <style:text-properties officeooo:rsid="0010c066"/>
    </style:style>
    <style:style style:name="T3" style:family="text">
      <style:text-properties officeooo:rsid="0010e992"/>
    </style:style>
    <style:style style:name="T4" style:family="text">
      <style:text-properties officeooo:rsid="00120593"/>
    </style:style>
    <style:style style:name="T5" style:family="text">
      <style:text-properties officeooo:rsid="001334cf"/>
    </style:style>
    <style:style style:name="T6" style:family="text">
      <style:text-properties officeooo:rsid="00141e9d"/>
    </style:style>
    <style:style style:name="T7" style:family="text">
      <style:text-properties officeooo:rsid="00161358"/>
    </style:style>
    <style:style style:name="T8" style:family="text">
      <style:text-properties officeooo:rsid="0016a769"/>
    </style:style>
    <style:style style:name="T9" style:family="text">
      <style:text-properties officeooo:rsid="00198b34"/>
    </style:style>
    <style:style style:name="T10" style:family="text">
      <style:text-properties officeooo:rsid="001aef7b"/>
    </style:style>
    <style:style style:name="T11" style:family="text">
      <style:text-properties officeooo:rsid="001cbb3e"/>
    </style:style>
    <style:style style:name="T12" style:family="text">
      <style:text-properties officeooo:rsid="001b2e8d"/>
    </style:style>
    <style:style style:name="T13" style:family="text">
      <style:text-properties officeooo:rsid="001c6181"/>
    </style:style>
    <style:style style:name="T14" style:family="text">
      <style:text-properties officeooo:rsid="0019811a"/>
    </style:style>
    <style:style style:name="T15" style:family="text">
      <style:text-properties officeooo:rsid="0019f998"/>
    </style:style>
    <style:style style:name="T16" style:family="text">
      <style:text-properties officeooo:rsid="0018394c"/>
    </style:style>
    <style:style style:name="T17" style:family="text">
      <style:text-properties officeooo:rsid="00243ffc"/>
    </style:style>
    <style:style style:name="T18" style:family="text">
      <style:text-properties officeooo:rsid="00250b97"/>
    </style:style>
    <style:style style:name="T19" style:family="text">
      <style:text-properties officeooo:rsid="001df645"/>
    </style:style>
    <style:style style:name="T20" style:family="text">
      <style:text-properties officeooo:rsid="002662b3"/>
    </style:style>
    <style:style style:name="T21" style:family="text">
      <style:text-properties style:text-position="super 58%" officeooo:rsid="00163084"/>
    </style:style>
    <style:style style:name="T22" style:family="text">
      <style:text-properties style:text-position="super 58%" officeooo:rsid="0055253c"/>
    </style:style>
    <style:style style:name="T23" style:family="text">
      <style:text-properties style:text-position="super 58%" fo:font-weight="normal" officeooo:rsid="00163084" style:font-weight-asian="normal" style:font-weight-complex="normal"/>
    </style:style>
    <style:style style:name="T24" style:family="text">
      <style:text-properties style:text-position="super 58%" officeooo:rsid="00b399e9"/>
    </style:style>
    <style:style style:name="T25" style:family="text">
      <style:text-properties officeooo:rsid="0017e904"/>
    </style:style>
    <style:style style:name="T26" style:family="text">
      <style:text-properties officeooo:rsid="00163084"/>
    </style:style>
    <style:style style:name="T27" style:family="text">
      <style:text-properties style:use-window-font-color="true" loext:opacity="0%" fo:font-style="italic" officeooo:rsid="0021277f" style:font-style-asian="italic" style:font-style-complex="italic"/>
    </style:style>
    <style:style style:name="T28" style:family="text">
      <style:text-properties style:use-window-font-color="true" loext:opacity="0%" fo:font-style="italic" officeooo:rsid="00294345" style:font-style-asian="italic" style:font-style-complex="italic"/>
    </style:style>
    <style:style style:name="T29" style:family="text">
      <style:text-properties officeooo:rsid="0026e5c1"/>
    </style:style>
    <style:style style:name="T30" style:family="text">
      <style:text-properties officeooo:rsid="0027f06b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91423" style:font-weight-asian="bold" style:font-weight-complex="bold"/>
    </style:style>
    <style:style style:name="T33" style:family="text">
      <style:text-properties fo:font-weight="bold" officeooo:rsid="0057ea3e" style:font-weight-asian="bold" style:font-weight-complex="bold"/>
    </style:style>
    <style:style style:name="T34" style:family="text">
      <style:text-properties fo:font-weight="bold" officeooo:rsid="00198b34" style:font-weight-asian="bold" style:font-weight-complex="bold"/>
    </style:style>
    <style:style style:name="T35" style:family="text">
      <style:text-properties fo:font-weight="bold" officeooo:rsid="007ef81d" style:font-weight-asian="bold" style:font-weight-complex="bold"/>
    </style:style>
    <style:style style:name="T36" style:family="text">
      <style:text-properties fo:font-weight="bold" officeooo:rsid="007fe409" style:font-weight-asian="bold" style:font-weight-complex="bold"/>
    </style:style>
    <style:style style:name="T37" style:family="text">
      <style:text-properties fo:font-weight="bold" officeooo:rsid="0082b187" style:font-weight-asian="bold" style:font-weight-complex="bold"/>
    </style:style>
    <style:style style:name="T38" style:family="text">
      <style:text-properties fo:font-weight="bold" fo:background-color="#800080" loext:char-shading-value="0" style:font-weight-asian="bold" style:font-weight-complex="bold"/>
    </style:style>
    <style:style style:name="T39" style:family="text">
      <style:text-properties fo:font-weight="bold" officeooo:rsid="0010c066" fo:background-color="#800080" loext:char-shading-value="0" style:font-weight-asian="bold" style:font-weight-complex="bold"/>
    </style:style>
    <style:style style:name="T40" style:family="text">
      <style:text-properties fo:font-weight="bold" officeooo:rsid="0010e992" fo:background-color="#800080" loext:char-shading-value="0" style:font-weight-asian="bold" style:font-weight-complex="bold"/>
    </style:style>
    <style:style style:name="T41" style:family="text">
      <style:text-properties fo:font-weight="bold" fo:background-color="#ffff00" loext:char-shading-value="0" style:font-weight-asian="bold" style:font-weight-complex="bold"/>
    </style:style>
    <style:style style:name="T42" style:family="text">
      <style:text-properties fo:font-weight="bold" officeooo:rsid="00bff36e" fo:background-color="#ffff00" loext:char-shading-value="0" style:font-weight-asian="bold" style:font-weight-complex="bold"/>
    </style:style>
    <style:style style:name="T43" style:family="text">
      <style:text-properties officeooo:rsid="002b8f8d"/>
    </style:style>
    <style:style style:name="T44" style:family="text">
      <style:text-properties officeooo:rsid="002cdc2b"/>
    </style:style>
    <style:style style:name="T45" style:family="text">
      <style:text-properties officeooo:rsid="002e0506"/>
    </style:style>
    <style:style style:name="T46" style:family="text">
      <style:text-properties officeooo:rsid="002eeb78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16a769" fo:background-color="#ffff00" loext:char-shading-value="0"/>
    </style:style>
    <style:style style:name="T49" style:family="text">
      <style:text-properties officeooo:rsid="001c6024" fo:background-color="#ffff00" loext:char-shading-value="0"/>
    </style:style>
    <style:style style:name="T50" style:family="text">
      <style:text-properties officeooo:rsid="0019811a" fo:background-color="#ffff00" loext:char-shading-value="0"/>
    </style:style>
    <style:style style:name="T51" style:family="text">
      <style:text-properties officeooo:rsid="0019f998" fo:background-color="#ffff00" loext:char-shading-value="0"/>
    </style:style>
    <style:style style:name="T52" style:family="text">
      <style:text-properties officeooo:rsid="003990f7" fo:background-color="#ffff00" loext:char-shading-value="0"/>
    </style:style>
    <style:style style:name="T53" style:family="text">
      <style:text-properties officeooo:rsid="003a20ed" fo:background-color="#ffff00" loext:char-shading-value="0"/>
    </style:style>
    <style:style style:name="T54" style:family="text">
      <style:text-properties officeooo:rsid="0041cb21" fo:background-color="#ffff00" loext:char-shading-value="0"/>
    </style:style>
    <style:style style:name="T55" style:family="text">
      <style:text-properties officeooo:rsid="0062646c" fo:background-color="#ffff00" loext:char-shading-value="0"/>
    </style:style>
    <style:style style:name="T56" style:family="text">
      <style:text-properties officeooo:rsid="0062ec61" fo:background-color="#ffff00" loext:char-shading-value="0"/>
    </style:style>
    <style:style style:name="T57" style:family="text">
      <style:text-properties officeooo:rsid="006a6373" fo:background-color="#ffff00" loext:char-shading-value="0"/>
    </style:style>
    <style:style style:name="T58" style:family="text">
      <style:text-properties officeooo:rsid="006a89f3" fo:background-color="#ffff00" loext:char-shading-value="0"/>
    </style:style>
    <style:style style:name="T59" style:family="text">
      <style:text-properties officeooo:rsid="00448afb" fo:background-color="#ffff00" loext:char-shading-value="0"/>
    </style:style>
    <style:style style:name="T60" style:family="text">
      <style:text-properties officeooo:rsid="0073421c" fo:background-color="#ffff00" loext:char-shading-value="0"/>
    </style:style>
    <style:style style:name="T61" style:family="text">
      <style:text-properties officeooo:rsid="0053a0ff" fo:background-color="#ffff00" loext:char-shading-value="0"/>
    </style:style>
    <style:style style:name="T62" style:family="text">
      <style:text-properties officeooo:rsid="00a4958d" fo:background-color="#ffff00" loext:char-shading-value="0"/>
    </style:style>
    <style:style style:name="T63" style:family="text">
      <style:text-properties officeooo:rsid="00a64b33" fo:background-color="#ffff00" loext:char-shading-value="0"/>
    </style:style>
    <style:style style:name="T64" style:family="text">
      <style:text-properties officeooo:rsid="00a7ee94" fo:background-color="#ffff00" loext:char-shading-value="0"/>
    </style:style>
    <style:style style:name="T65" style:family="text">
      <style:text-properties officeooo:rsid="00bff36e" fo:background-color="#ffff00" loext:char-shading-value="0"/>
    </style:style>
    <style:style style:name="T66" style:family="text">
      <style:text-properties officeooo:rsid="00c22b80" fo:background-color="#ffff00" loext:char-shading-value="0"/>
    </style:style>
    <style:style style:name="T67" style:family="text">
      <style:text-properties officeooo:rsid="00c470b6" fo:background-color="#ffff00" loext:char-shading-value="0"/>
    </style:style>
    <style:style style:name="T68" style:family="text">
      <style:text-properties officeooo:rsid="00c76121" fo:background-color="#ffff00" loext:char-shading-value="0"/>
    </style:style>
    <style:style style:name="T69" style:family="text">
      <style:text-properties officeooo:rsid="00c7b9cd" fo:background-color="#ffff00" loext:char-shading-value="0"/>
    </style:style>
    <style:style style:name="T70" style:family="text">
      <style:text-properties fo:background-color="#800080" loext:char-shading-value="0"/>
    </style:style>
    <style:style style:name="T71" style:family="text">
      <style:text-properties officeooo:rsid="0016a769" fo:background-color="#800080" loext:char-shading-value="0"/>
    </style:style>
    <style:style style:name="T72" style:family="text">
      <style:text-properties officeooo:rsid="0019811a" fo:background-color="#800080" loext:char-shading-value="0"/>
    </style:style>
    <style:style style:name="T73" style:family="text">
      <style:text-properties officeooo:rsid="0019f998" fo:background-color="#800080" loext:char-shading-value="0"/>
    </style:style>
    <style:style style:name="T74" style:family="text">
      <style:text-properties officeooo:rsid="003990f7" fo:background-color="#800080" loext:char-shading-value="0"/>
    </style:style>
    <style:style style:name="T75" style:family="text">
      <style:text-properties officeooo:rsid="003a20ed" fo:background-color="#800080" loext:char-shading-value="0"/>
    </style:style>
    <style:style style:name="T76" style:family="text">
      <style:text-properties officeooo:rsid="0055253c" fo:background-color="#800080" loext:char-shading-value="0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391423" style:font-weight-asian="normal" style:font-weight-complex="normal"/>
    </style:style>
    <style:style style:name="T79" style:family="text">
      <style:text-properties fo:font-weight="normal" officeooo:rsid="0055253c" style:font-weight-asian="normal" style:font-weight-complex="normal"/>
    </style:style>
    <style:style style:name="T80" style:family="text">
      <style:text-properties fo:font-weight="normal" officeooo:rsid="00571288" style:font-weight-asian="normal" style:font-weight-complex="normal"/>
    </style:style>
    <style:style style:name="T81" style:family="text">
      <style:text-properties fo:font-weight="normal" officeooo:rsid="0057ea3e" style:font-weight-asian="normal" style:font-weight-complex="normal"/>
    </style:style>
    <style:style style:name="T82" style:family="text">
      <style:text-properties fo:font-weight="normal" officeooo:rsid="0018394c" style:font-weight-asian="normal" style:font-weight-complex="normal"/>
    </style:style>
    <style:style style:name="T83" style:family="text">
      <style:text-properties fo:font-weight="normal" officeooo:rsid="0060af4e" style:font-weight-asian="normal" style:font-weight-complex="normal"/>
    </style:style>
    <style:style style:name="T84" style:family="text">
      <style:text-properties fo:font-weight="normal" officeooo:rsid="00663efa" style:font-weight-asian="normal" style:font-weight-complex="normal"/>
    </style:style>
    <style:style style:name="T85" style:family="text">
      <style:text-properties fo:font-weight="normal" officeooo:rsid="00687cbd" style:font-weight-asian="normal" style:font-weight-complex="normal"/>
    </style:style>
    <style:style style:name="T86" style:family="text">
      <style:text-properties fo:font-weight="normal" officeooo:rsid="006927d1" style:font-weight-asian="normal" style:font-weight-complex="normal"/>
    </style:style>
    <style:style style:name="T87" style:family="text">
      <style:text-properties fo:font-weight="normal" officeooo:rsid="006a6373" style:font-weight-asian="normal" style:font-weight-complex="normal"/>
    </style:style>
    <style:style style:name="T88" style:family="text">
      <style:text-properties fo:font-weight="normal" officeooo:rsid="0010c066" style:font-weight-asian="normal" style:font-weight-complex="normal"/>
    </style:style>
    <style:style style:name="T89" style:family="text">
      <style:text-properties fo:font-weight="normal" officeooo:rsid="0062646c" style:font-weight-asian="normal" style:font-weight-complex="normal"/>
    </style:style>
    <style:style style:name="T90" style:family="text">
      <style:text-properties fo:font-weight="normal" officeooo:rsid="0062ec61" style:font-weight-asian="normal" style:font-weight-complex="normal"/>
    </style:style>
    <style:style style:name="T91" style:family="text">
      <style:text-properties fo:font-weight="normal" officeooo:rsid="006a89f3" style:font-weight-asian="normal" style:font-weight-complex="normal"/>
    </style:style>
    <style:style style:name="T92" style:family="text">
      <style:text-properties fo:font-weight="normal" officeooo:rsid="00784ea0" style:font-weight-asian="normal" style:font-weight-complex="normal"/>
    </style:style>
    <style:style style:name="T93" style:family="text">
      <style:text-properties fo:font-weight="normal" officeooo:rsid="007c6175" style:font-weight-asian="normal" style:font-weight-complex="normal"/>
    </style:style>
    <style:style style:name="T94" style:family="text">
      <style:text-properties fo:font-weight="normal" officeooo:rsid="007e0f5d" style:font-weight-asian="normal" style:font-weight-complex="normal"/>
    </style:style>
    <style:style style:name="T95" style:family="text">
      <style:text-properties fo:font-weight="normal" officeooo:rsid="000ed58e" style:font-weight-asian="normal" style:font-weight-complex="normal"/>
    </style:style>
    <style:style style:name="T96" style:family="text">
      <style:text-properties fo:font-weight="normal" officeooo:rsid="0016086c" style:font-weight-asian="normal" style:font-weight-complex="normal"/>
    </style:style>
    <style:style style:name="T97" style:family="text">
      <style:text-properties fo:font-weight="normal" officeooo:rsid="00be1f41" style:font-weight-asian="normal" style:font-weight-complex="normal"/>
    </style:style>
    <style:style style:name="T98" style:family="text">
      <style:text-properties fo:font-weight="normal" fo:background-color="#ffff00" loext:char-shading-value="0" style:font-weight-asian="normal" style:font-weight-complex="normal"/>
    </style:style>
    <style:style style:name="T99" style:family="text">
      <style:text-properties fo:font-weight="normal" fo:background-color="transparent" loext:char-shading-value="0" style:font-weight-asian="normal" style:font-weight-complex="normal"/>
    </style:style>
    <style:style style:name="T100" style:family="text">
      <style:text-properties officeooo:rsid="003399c9"/>
    </style:style>
    <style:style style:name="T101" style:family="text">
      <style:text-properties officeooo:rsid="0035f298"/>
    </style:style>
    <style:style style:name="T102" style:family="text">
      <style:text-properties officeooo:rsid="0036512d"/>
    </style:style>
    <style:style style:name="T103" style:family="text">
      <style:text-properties officeooo:rsid="00380d79"/>
    </style:style>
    <style:style style:name="T104" style:family="text">
      <style:text-properties officeooo:rsid="00391423"/>
    </style:style>
    <style:style style:name="T105" style:family="text">
      <style:text-properties officeooo:rsid="003990f7"/>
    </style:style>
    <style:style style:name="T106" style:family="text">
      <style:text-properties officeooo:rsid="003b3845"/>
    </style:style>
    <style:style style:name="T107" style:family="text">
      <style:text-properties officeooo:rsid="003dd848"/>
    </style:style>
    <style:style style:name="T108" style:family="text">
      <style:text-properties officeooo:rsid="0041cb21"/>
    </style:style>
    <style:style style:name="T109" style:family="text">
      <style:text-properties officeooo:rsid="0049e00b"/>
    </style:style>
    <style:style style:name="T110" style:family="text">
      <style:text-properties officeooo:rsid="004b76b4"/>
    </style:style>
    <style:style style:name="T111" style:family="text">
      <style:text-properties officeooo:rsid="004c827c"/>
    </style:style>
    <style:style style:name="T112" style:family="text">
      <style:text-properties officeooo:rsid="0053a0ff"/>
    </style:style>
    <style:style style:name="T113" style:family="text">
      <style:text-properties officeooo:rsid="0055253c"/>
    </style:style>
    <style:style style:name="T114" style:family="text">
      <style:text-properties officeooo:rsid="0055253c" style:text-overline-style="solid" style:text-overline-width="auto" style:text-overline-color="font-color"/>
    </style:style>
    <style:style style:name="T115" style:family="text">
      <style:text-properties officeooo:rsid="0055253c" style:text-overline-style="none" style:text-overline-color="font-color"/>
    </style:style>
    <style:style style:name="T116" style:family="text">
      <style:text-properties officeooo:rsid="00571288"/>
    </style:style>
    <style:style style:name="T117" style:family="text">
      <style:text-properties officeooo:rsid="0057ea3e"/>
    </style:style>
    <style:style style:name="T118" style:family="text">
      <style:text-properties officeooo:rsid="005e1ddd"/>
    </style:style>
    <style:style style:name="T119" style:family="text">
      <style:text-properties fo:background-color="transparent" loext:char-shading-value="0"/>
    </style:style>
    <style:style style:name="T120" style:family="text">
      <style:text-properties officeooo:rsid="006a6373" fo:background-color="transparent" loext:char-shading-value="0"/>
    </style:style>
    <style:style style:name="T121" style:family="text">
      <style:text-properties officeooo:rsid="006a89f3" fo:background-color="transparent" loext:char-shading-value="0"/>
    </style:style>
    <style:style style:name="T122" style:family="text">
      <style:text-properties officeooo:rsid="0075887f" fo:background-color="transparent" loext:char-shading-value="0"/>
    </style:style>
    <style:style style:name="T123" style:family="text">
      <style:text-properties officeooo:rsid="005f36d3"/>
    </style:style>
    <style:style style:name="T124" style:family="text">
      <style:text-properties officeooo:rsid="0060af4e"/>
    </style:style>
    <style:style style:name="T125" style:family="text">
      <style:text-properties officeooo:rsid="0062646c"/>
    </style:style>
    <style:style style:name="T126" style:family="text">
      <style:text-properties officeooo:rsid="0062ec61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style:text-underline-style="solid" style:text-underline-width="auto" style:text-underline-color="font-color" officeooo:rsid="0062646c"/>
    </style:style>
    <style:style style:name="T129" style:family="text">
      <style:text-properties style:text-underline-style="solid" style:text-underline-width="auto" style:text-underline-color="font-color" officeooo:rsid="0010e992"/>
    </style:style>
    <style:style style:name="T130" style:family="text">
      <style:text-properties style:text-underline-style="solid" style:text-underline-width="auto" style:text-underline-color="font-color" officeooo:rsid="0073421c"/>
    </style:style>
    <style:style style:name="T131" style:family="text">
      <style:text-properties style:text-underline-style="none" officeooo:rsid="0062646c"/>
    </style:style>
    <style:style style:name="T132" style:family="text">
      <style:text-properties style:text-underline-style="none" officeooo:rsid="0062ec61"/>
    </style:style>
    <style:style style:name="T133" style:family="text">
      <style:text-properties style:text-underline-style="none" officeooo:rsid="007882d9"/>
    </style:style>
    <style:style style:name="T134" style:family="text">
      <style:text-properties officeooo:rsid="0064e7a1"/>
    </style:style>
    <style:style style:name="T135" style:family="text">
      <style:text-properties officeooo:rsid="00687cbd"/>
    </style:style>
    <style:style style:name="T136" style:family="text">
      <style:text-properties officeooo:rsid="006a6373"/>
    </style:style>
    <style:style style:name="T137" style:family="text">
      <style:text-properties officeooo:rsid="006a89f3"/>
    </style:style>
    <style:style style:name="T138" style:family="text">
      <style:text-properties officeooo:rsid="006fe2e2"/>
    </style:style>
    <style:style style:name="T139" style:family="text">
      <style:text-properties officeooo:rsid="00729252"/>
    </style:style>
    <style:style style:name="T140" style:family="text">
      <style:text-properties officeooo:rsid="0073421c"/>
    </style:style>
    <style:style style:name="T141" style:family="text">
      <style:text-properties officeooo:rsid="00744a8a"/>
    </style:style>
    <style:style style:name="T142" style:family="text">
      <style:text-properties officeooo:rsid="0074b6bb"/>
    </style:style>
    <style:style style:name="T143" style:family="text">
      <style:text-properties officeooo:rsid="0076c810"/>
    </style:style>
    <style:style style:name="T144" style:family="text">
      <style:text-properties officeooo:rsid="00786aad"/>
    </style:style>
    <style:style style:name="T145" style:family="text">
      <style:text-properties officeooo:rsid="007882d9"/>
    </style:style>
    <style:style style:name="T146" style:family="text">
      <style:text-properties officeooo:rsid="0078f686"/>
    </style:style>
    <style:style style:name="T147" style:family="text">
      <style:text-properties officeooo:rsid="00799554"/>
    </style:style>
    <style:style style:name="T148" style:family="text">
      <style:text-properties officeooo:rsid="007b47c9"/>
    </style:style>
    <style:style style:name="T149" style:family="text">
      <style:text-properties officeooo:rsid="007b9c36"/>
    </style:style>
    <style:style style:name="T150" style:family="text">
      <style:text-properties officeooo:rsid="007d8727"/>
    </style:style>
    <style:style style:name="T151" style:family="text">
      <style:text-properties officeooo:rsid="0082e0f8"/>
    </style:style>
    <style:style style:name="T152" style:family="text">
      <style:text-properties officeooo:rsid="0083a81d"/>
    </style:style>
    <style:style style:name="T153" style:family="text">
      <style:text-properties officeooo:rsid="0084e710"/>
    </style:style>
    <style:style style:name="T154" style:family="text">
      <style:text-properties officeooo:rsid="00865959"/>
    </style:style>
    <style:style style:name="T155" style:family="text">
      <style:text-properties officeooo:rsid="008948e1"/>
    </style:style>
    <style:style style:name="T156" style:family="text">
      <style:text-properties officeooo:rsid="008a87a7"/>
    </style:style>
    <style:style style:name="T157" style:family="text">
      <style:text-properties officeooo:rsid="008f02ed"/>
    </style:style>
    <style:style style:name="T158" style:family="text">
      <style:text-properties officeooo:rsid="009060ef"/>
    </style:style>
    <style:style style:name="T159" style:family="text">
      <style:text-properties officeooo:rsid="0091186b"/>
    </style:style>
    <style:style style:name="T160" style:family="text">
      <style:text-properties officeooo:rsid="00911d13"/>
    </style:style>
    <style:style style:name="T161" style:family="text">
      <style:text-properties officeooo:rsid="00924517"/>
    </style:style>
    <style:style style:name="T162" style:family="text">
      <style:text-properties officeooo:rsid="0092db10"/>
    </style:style>
    <style:style style:name="T163" style:family="text">
      <style:text-properties fo:color="#c9211e" loext:opacity="100%" fo:font-weight="bold" officeooo:rsid="00941167" style:font-weight-asian="bold" style:font-weight-complex="bold"/>
    </style:style>
    <style:style style:name="T164" style:family="text">
      <style:text-properties officeooo:rsid="00955be6"/>
    </style:style>
    <style:style style:name="T165" style:family="text">
      <style:text-properties officeooo:rsid="000ed58e"/>
    </style:style>
    <style:style style:name="T166" style:family="text">
      <style:text-properties officeooo:rsid="00964871"/>
    </style:style>
    <style:style style:name="T167" style:family="text">
      <style:text-properties officeooo:rsid="0096b35d"/>
    </style:style>
    <style:style style:name="T168" style:family="text">
      <style:text-properties officeooo:rsid="00983026"/>
    </style:style>
    <style:style style:name="T169" style:family="text">
      <style:text-properties officeooo:rsid="0099b4c4"/>
    </style:style>
    <style:style style:name="T170" style:family="text">
      <style:text-properties officeooo:rsid="009b3524"/>
    </style:style>
    <style:style style:name="T171" style:family="text">
      <style:text-properties officeooo:rsid="009c869c"/>
    </style:style>
    <style:style style:name="T172" style:family="text">
      <style:text-properties officeooo:rsid="009f0bc7"/>
    </style:style>
    <style:style style:name="T173" style:family="text">
      <style:text-properties officeooo:rsid="00a2dd78"/>
    </style:style>
    <style:style style:name="T174" style:family="text">
      <style:text-properties officeooo:rsid="00a3d917"/>
    </style:style>
    <style:style style:name="T175" style:family="text">
      <style:text-properties officeooo:rsid="00a4958d"/>
    </style:style>
    <style:style style:name="T176" style:family="text">
      <style:text-properties officeooo:rsid="00a9a495"/>
    </style:style>
    <style:style style:name="T177" style:family="text">
      <style:text-properties officeooo:rsid="00aa6948"/>
    </style:style>
    <style:style style:name="T178" style:family="text">
      <style:text-properties officeooo:rsid="00adaf6f"/>
    </style:style>
    <style:style style:name="T179" style:family="text">
      <style:text-properties officeooo:rsid="00b399e9"/>
    </style:style>
    <style:style style:name="T180" style:family="text">
      <style:text-properties fo:background-color="#666666" loext:char-shading-value="0"/>
    </style:style>
    <style:style style:name="T181" style:family="text">
      <style:text-properties style:text-position="0% 100%" fo:font-weight="normal" officeooo:rsid="00163084" style:font-weight-asian="normal" style:font-weight-complex="normal"/>
    </style:style>
    <style:style style:name="T182" style:family="text">
      <style:text-properties style:text-position="0% 100%" fo:font-weight="normal" officeooo:rsid="00b399e9" style:font-weight-asian="normal" style:font-weight-complex="normal"/>
    </style:style>
    <style:style style:name="T183" style:family="text">
      <style:text-properties style:text-position="0% 100%" fo:font-weight="normal" officeooo:rsid="00bb0f2e" style:font-weight-asian="normal" style:font-weight-complex="normal"/>
    </style:style>
    <style:style style:name="T184" style:family="text">
      <style:text-properties officeooo:rsid="00b93e71"/>
    </style:style>
    <style:style style:name="T185" style:family="text">
      <style:text-properties officeooo:rsid="00bb0f2e"/>
    </style:style>
    <style:style style:name="T186" style:family="text">
      <style:text-properties officeooo:rsid="00be1f41"/>
    </style:style>
    <style:style style:name="T187" style:family="text">
      <style:text-properties officeooo:rsid="00c5a47c"/>
    </style:style>
    <style:style style:name="T188" style:family="text">
      <style:text-properties officeooo:rsid="00c8f76b"/>
    </style:style>
    <style:style style:name="T189" style:family="text">
      <style:text-properties officeooo:rsid="00cbca7c"/>
    </style:style>
    <style:style style:name="T190" style:family="text">
      <style:text-properties officeooo:rsid="00cdf221"/>
    </style:style>
    <style:style style:name="T191" style:family="text">
      <style:text-properties officeooo:rsid="00cfb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M B L – E x e r c i s e s <text:s text:c="40"/></text:p>
      <text:p text:style-name="P18"/>
      <text:p text:style-name="P18">EXERCISE @ex:myLabel</text:p>
      <text:p text:style-name="P3"/>
      <text:p text:style-name="P5"><text:s text:c="4"/>% <text:span text:style-name="T6">All of the following </text:span>"<text:span text:style-name="T6">attributes</text:span>" <text:span text:style-name="T6">are optional.</text:span></text:p>
      <text:p text:style-name="P5"><text:s text:c="4"/>% <text:span text:style-name="T44">Attributes MUST be listed before code and text</text:span></text:p>
      <text:p text:style-name="P3"/>
      <text:p text:style-name="P11"><text:s text:c="4"/>% <text:span text:style-name="T155">The curent e</text:span>xercise can only be <text:span text:style-name="T7">solved, if </text:span><text:span text:style-name="T155">dependent</text:span><text:span text:style-name="T7"> </text:span></text:p>
      <text:p text:style-name="P88"><text:s text:c="4"/>% exercises have been passed before</text:p>
      <text:p text:style-name="P18"><text:s text:c="4"/>REQUIREMENT<text:span text:style-name="T43">=</text:span>ex:myEx1,ex:myEx2</text:p>
      <text:p text:style-name="P18"/>
      <text:p text:style-name="P3"><text:s text:c="4"/>% <text:span text:style-name="T2">forbid shuffling of single/multiple choice answers</text:span></text:p>
      <text:p text:style-name="P18"><text:s text:c="4"/>ORDER=static <text:s text:c="19"/><text:span text:style-name="T77">% </text:span><text:span text:style-name="T97">default is </text:span><text:span text:style-name="T186">shuffle</text:span></text:p>
      <text:p text:style-name="P18"/>
      <text:p text:style-name="P3"><text:s text:c="4"/>% <text:span text:style-name="T2">display </text:span><text:span text:style-name="T156">(short!) </text:span><text:span text:style-name="T2">single/multiple choice answers horizontally</text:span></text:p>
      <text:p text:style-name="P18"><text:s text:c="4"/>CHOICE_ALIGNMENT=horizontal <text:s text:c="4"/><text:span text:style-name="T77">% </text:span><text:span text:style-name="T97">default is </text:span><text:span text:style-name="T186">vertical</text:span></text:p>
      <text:p text:style-name="P18"/>
      <text:p text:style-name="P3"><text:s text:c="4"/>% <text:span text:style-name="T2">forbid student to reanswer exercise</text:span></text:p>
      <text:p text:style-name="P18"><text:s text:c="4"/>DISABLE_RETRY=true <text:s text:c="13"/><text:span text:style-name="T77">% </text:span><text:span text:style-name="T97">default is false</text:span></text:p>
      <text:p text:style-name="P18"/>
      <text:p text:style-name="P3"><text:s text:c="4"/>% <text:span text:style-name="T109">Limited time to solve the question </text:span><text:span text:style-name="T110">[seconds]</text:span><text:span text:style-name="T109">.</text:span></text:p>
      <text:p text:style-name="P18"><text:s text:c="4"/>TIME=4 <text:s text:c="25"/><text:span text:style-name="T77">% </text:span><text:span text:style-name="T97">default is -1 := not timed</text:span></text:p>
      <text:p text:style-name="P18"/>
      <text:p text:style-name="P3"><text:s text:c="4"/>% <text:span text:style-name="T2">total score weighting for this exercise. Default score per</text:span></text:p>
      <text:p text:style-name="P3"><text:s text:c="4"/>% <text:span text:style-name="T2">answer is 1. The sum of scores of all answers is weighted</text:span></text:p>
      <text:p text:style-name="P3"><text:s text:c="4"/>% <text:span text:style-name="T2">to the attribute given here.</text:span></text:p>
      <text:p text:style-name="P18"><text:s text:c="4"/>SCORES=4 <text:s text:c="23"/><text:span text:style-name="T77">% </text:span><text:span text:style-name="T97">default is 1</text:span></text:p>
      <text:p text:style-name="P18"/>
      <text:p text:style-name="P3"><text:s text:c="4"/>% <text:span text:style-name="T5">generates random variables and calculates the solution.</text:span></text:p>
      <text:p text:style-name="P18"><text:s text:c="4"/>CODE</text:p>
      <text:p text:style-name="P3"><text:s text:c="8"/><text:span text:style-name="T31">let a/b = randZ(-3,3)</text:span> <text:s text:c="4"/>% a,b in {-3,…,3}\{0}, a≠b</text:p>
      <text:p text:style-name="P7"><text:span text:style-name="T31"><text:s text:c="8"/>let c = a + b</text:span> <text:s text:c="12"/>% (<text:span text:style-name="T116">assume</text:span>: a=1, b=3) c=4</text:p>
      <text:p text:style-name="P3"><text:span text:style-name="T31"><text:s text:c="8"/>let d = a &gt; b </text:span><text:s text:c="12"/>% <text:span text:style-name="T45">d=false</text:span></text:p>
      <text:p text:style-name="P18"><text:s text:c="8"/><text:span text:style-name="T2">let u = </text:span><text:span text:style-name="T46">true</text:span></text:p>
      <text:p text:style-name="P3"><text:span text:style-name="T31"><text:s text:c="8"/>let f(x) = x^2 + c </text:span><text:s text:c="7"/>% f(x) = x^2 + 4</text:p>
      <text:p text:style-name="P3"><text:span text:style-name="T31"><text:s text:c="8"/>let g(x) = x^2 + term(c)</text:span> <text:s/>% g(x) = x^2 + 1 + 3</text:p>
      <text:p text:style-name="P3"><text:span text:style-name="T31"><text:s text:c="8"/>let h(x) = 2x + 5x <text:s/></text:span><text:s text:c="6"/>% h(x) = 2x + 5x</text:p>
      <text:p text:style-name="P3"><text:span text:style-name="T31"><text:s text:c="8"/>let y(x) = opt(h)</text:span> <text:s text:c="8"/>% y(x) = 7x <text:s text:c="2"/><text:span text:style-name="T4">(opt := optimize)</text:span></text:p>
      <text:p text:style-name="P18"><text:s text:c="8"/><text:span text:style-name="T103">let w(x) = sin(2x) + 3x</text:span></text:p>
      <text:p text:style-name="P3"><text:span text:style-name="T31"><text:s text:c="8"/></text:span><text:span text:style-name="T32">let wd(x) = diff(w,x) <text:s text:c="4"/></text:span><text:span text:style-name="T78">% wd(x) = 2cos(2x)+3</text:span></text:p>
      <text:p text:style-name="P18"><text:span text:style-name="T104"><text:s text:c="8"/></text:span><text:span text:style-name="T113">let s = sqrt(-1)^2 <text:s text:c="7"/></text:span><text:span text:style-name="T79">% s = -1</text:span></text:p>
      <text:p text:style-name="P18"><text:span text:style-name="T113"><text:s text:c="8"/></text:span><text:span text:style-name="T136">let v = [1,2,3,4] </text:span><text:span text:style-name="T87"><text:s text:c="8"/>% vector with 4 elements</text:span></text:p>
      <text:p text:style-name="P18"><text:span text:style-name="T136"><text:s text:c="8"/></text:span><text:span text:style-name="T137">let I = eye&lt;3&gt;() </text:span><text:span text:style-name="T91"><text:s text:c="9"/>% A = [[1,0,0],[0,1,0],[0,0,1]]</text:span></text:p>
      <text:p text:style-name="P18"/>
      <text:p text:style-name="P18"><text:s text:c="4"/>Multiple Choice:</text:p>
      <text:p text:style-name="P18"><text:s text:c="4"/>[x] <text:s/>correct answer</text:p>
      <text:p text:style-name="P18"><text:s text:c="4"/>[ ] <text:s/>incorrect answer</text:p>
      <text:p text:style-name="P9"><text:s text:c="4"/>% <text:span text:style-name="T138">Dynamic answers. </text:span><text:span text:style-name="T2">Only </text:span><text:span text:style-name="T5">the name of </text:span><text:span text:style-name="T2">a variable can be given </text:span></text:p>
      <text:p text:style-name="P89"><text:s text:c="4"/>% here. Calculations must be done in part CODE.</text:p>
      <text:p text:style-name="P18"><text:s text:c="4"/>[:d] correct iff <text:span text:style-name="T70">$a &gt; b$</text:span> is true</text:p>
      <text:p text:style-name="P18"><text:s text:c="4"/><text:span text:style-name="T2">[:u] correct answer, given per variable</text:span></text:p>
      <text:p text:style-name="P18"/>
      <text:p text:style-name="P19"/>
      <text:p text:style-name="P18"><text:s text:c="4"/>Single Choice:</text:p>
      <text:p text:style-name="P18"><text:s text:c="4"/>(x) correct answer</text:p>
      <text:p text:style-name="P18"><text:s text:c="4"/>( ) incorrect answer</text:p>
      <text:p text:style-name="P18"/>
      <text:p text:style-name="P4"><text:s text:c="4"/>% <text:span text:style-name="T2">Asks </text:span>"<text:span text:style-name="T2">1 + 3 = </text:span><text:span text:style-name="T3">[ <text:s/>]</text:span>" <text:span text:style-name="T2">and provides a keyboard with </text:span></text:p>
      <text:p text:style-name="P90"><text:s text:c="4"/>% integer numbers.</text:p>
      <text:p text:style-name="P18"><text:s text:c="4"/><text:span text:style-name="T70">$a+b=$</text:span> <text:span text:style-name="T47">#c</text:span></text:p>
      <text:p text:style-name="P18"/>
      <text:p text:style-name="P4"><text:s text:c="4"/>% <text:span text:style-name="T2">Asks </text:span>"<text:span text:style-name="T2">∫ (x^2+4) dx = </text:span><text:span text:style-name="T3">[ <text:s/>] +C (C∈R)</text:span>" <text:span text:style-name="T2">and provides a </text:span></text:p>
      <text:p text:style-name="P4"><text:span text:style-name="T2"><text:s text:c="4"/>% keyboard </text:span><text:span text:style-name="T139">for terms</text:span><text:span text:style-name="T3">.</text:span></text:p>
      <text:p text:style-name="P4"><text:s text:c="4"/>% <text:span text:style-name="T3">The student answer is </text:span><text:span text:style-name="T129">first</text:span><text:span text:style-name="T3"> differentiated w.r.t. </text:span></text:p>
      <text:p text:style-name="P10"><text:span text:style-name="T3"><text:s text:c="4"/>% variable x, </text:span><text:span text:style-name="T140">and </text:span><text:span text:style-name="T130">then</text:span><text:span text:style-name="T3"> it is evaluated, </text:span><text:span text:style-name="T140">i.e. compared to </text:span></text:p>
      <text:p text:style-name="P91"><text:s text:c="4"/>% variable f.</text:p>
      <text:p text:style-name="P3"><text:span text:style-name="T31"><text:s text:c="4"/></text:span><text:span text:style-name="T38">$\int </text:span><text:span text:style-name="T39">(f) </text:span><text:span text:style-name="T38">\, dx=$</text:span><text:span text:style-name="T31"> </text:span><text:span text:style-name="T41">#f,DIFF</text:span><text:span text:style-name="T42">=</text:span><text:span text:style-name="T41">x</text:span><text:span text:style-name="T31"> </text:span><text:span text:style-name="T40">$+C (C\in\RR)$</text:span></text:p>
      <text:p text:style-name="P18"/>
      <text:p text:style-name="P4"><text:s text:c="4"/>% <text:span text:style-name="T3">Asks </text:span>"<text:span text:style-name="T3">Garfield is a _ _ _ .</text:span>".</text:p>
      <text:p text:style-name="P4"><text:s text:c="4"/>% <text:span text:style-name="T3">The keyboard only shows letters </text:span><text:span text:style-name="T100">{</text:span><text:span text:style-name="T3">a,c,t</text:span><text:span text:style-name="T100">}</text:span><text:span text:style-name="T3"> in shuffled order.</text:span></text:p>
      <text:p text:style-name="P3"><text:span text:style-name="T31"><text:s text:c="4"/>Garfield is a </text:span><text:span text:style-name="T41">#"cat"</text:span><text:span text:style-name="T31">.</text:span></text:p>
      <text:p text:style-name="P18"/>
      <text:p text:style-name="P52"><text:s text:c="4"/>% <text:span text:style-name="T136">Per default, gap answers give a hint on the number of </text:span></text:p>
      <text:p text:style-name="P76"><text:s text:c="4"/>% characters needed. Also the keyboard is restricted to the</text:p>
      <text:p text:style-name="P52"><text:s text:c="4"/>% <text:span text:style-name="T136">letters that occur in the solution.</text:span></text:p>
      <text:p text:style-name="P52"><text:s text:c="4"/>% <text:span text:style-name="T136">Use the following attributes to change that behavior.</text:span></text:p>
      <text:p text:style-name="P104"><text:s text:c="4"/>Garfield is a <text:span text:style-name="T47">#"cat",</text:span><text:span text:style-name="T65">HIDE</text:span><text:span text:style-name="T57">_LE</text:span><text:span text:style-name="T66">NGTH,</text:span><text:span text:style-name="T57">SHOW_</text:span><text:span text:style-name="T60">ALL_LETTERS</text:span>.</text:p>
      <text:p text:style-name="P18"/>
      <text:p text:style-name="P52"><text:s text:c="4"/>% <text:span text:style-name="T136">Asks </text:span>"<text:span text:style-name="T136">Order the numbers ascendingly: [3] [2] [4] [1]</text:span>"</text:p>
      <text:p text:style-name="P8"><text:s text:c="4"/>% <text:span text:style-name="T3">A correct answer is rewarded </text:span><text:span text:style-name="T136">with </text:span><text:span text:style-name="T3">3 scores.</text:span></text:p>
      <text:p text:style-name="P8"><text:s text:c="4"/>% <text:s/>→ <text:span text:style-name="T136">multiple attributes can be </text:span><text:span text:style-name="T141">combined with </text:span>"<text:span text:style-name="T136">,</text:span>"<text:span text:style-name="T136"> as separator</text:span></text:p>
      <text:p text:style-name="P18"><text:s text:c="4"/><text:span text:style-name="T136">Order the numbers ascendingly: </text:span><text:span text:style-name="T57">#v,ARRANGE,SCORE=3</text:span></text:p>
      <text:p text:style-name="P46"/>
      <text:p text:style-name="P46"/>
      <text:p text:style-name="P83"><text:span text:style-name="T136"><text:s text:c="4"/>% </text:span><text:span text:style-name="T137">Asks </text:span>"<text:span text:style-name="T137">The 3x3 identity matrix is [ <text:s text:c="2"/>]</text:span>".</text:p>
      <text:p text:style-name="P53"><text:s text:c="4"/>% <text:span text:style-name="T137">Per default, the student only needs to give the elements</text:span></text:p>
      <text:p text:style-name="P53"><text:s text:c="4"/>% <text:span text:style-name="T137">of the solution matrix. </text:span><text:span text:style-name="T142">If a</text:span><text:span text:style-name="T137">ttributes ROWS and/</text:span><text:span text:style-name="T142">or</text:span><text:span text:style-name="T137"> </text:span></text:p>
      <text:p text:style-name="P53"><text:span text:style-name="T137"><text:s text:c="4"/>% COLS </text:span><text:span text:style-name="T142">are </text:span><text:span text:style-name="T137">set to dynamic, </text:span><text:span text:style-name="T142">th</text:span><text:span text:style-name="T137">en </text:span><text:span text:style-name="T142">t</text:span><text:span text:style-name="T137">he student also </text:span></text:p>
      <text:p text:style-name="P77"><text:s text:c="4"/>% needs to find the matrix dimensions.</text:p>
      <text:p text:style-name="P23"><text:span text:style-name="T120"><text:s text:c="4"/></text:span><text:span text:style-name="T121">The 3x3 </text:span><text:span text:style-name="T122">i</text:span><text:span text:style-name="T121">dentity matrix is </text:span><text:span text:style-name="T58">#I,</text:span><text:span text:style-name="T59">ROWS=dynamic,COLS=dynamic</text:span></text:p>
      <text:p text:style-name="P19"/>
      <text:p text:style-name="P50"><text:s text:c="4"/>% <text:span text:style-name="T113">Asks </text:span>"<text:span text:style-name="T113">(</text:span>√<text:span text:style-name="T114">-1</text:span><text:span text:style-name="T115">)</text:span><text:span text:style-name="T22">2 </text:span><text:span text:style-name="T113">= [ <text:s/>]</text:span>". <text:span text:style-name="T113">Since variable s is integral </text:span><text:span text:style-name="T143">(-1)</text:span><text:span text:style-name="T113">, the</text:span></text:p>
      <text:p text:style-name="P6"><text:s text:c="4"/>% <text:span text:style-name="T113">default keyboard woul</text:span><text:span text:style-name="T143">d</text:span><text:span text:style-name="T113"> only contain </text:span><text:span text:style-name="T143">numeral</text:span><text:span text:style-name="T113"> </text:span><text:span text:style-name="T143">keys</text:span><text:span text:style-name="T113">.</text:span></text:p>
      <text:p text:style-name="P6"><text:s text:c="4"/>% <text:span text:style-name="T113">To </text:span><text:span text:style-name="T77">"</text:span><text:span text:style-name="T113">confuse</text:span><text:span text:style-name="T77">" </text:span><text:span text:style-name="T79">students, a keyboard with key </text:span><text:span text:style-name="T77">"</text:span><text:span text:style-name="T79">i</text:span><text:span text:style-name="T77">" </text:span><text:span text:style-name="T79">would be </text:span></text:p>
      <text:p text:style-name="P7"><text:span text:style-name="T79"><text:s text:c="4"/>% nice. </text:span><text:span text:style-name="T92">Attribute KEYBOARD sets</text:span><text:span text:style-name="T79"> </text:span><text:span text:style-name="T92">an </text:span><text:span text:style-name="T80">existing</text:span><text:span text:style-name="T79"><text:note text:id="ftn1" text:note-class="footnote"><text:note-citation>1</text:note-citation><text:note-body><text:p text:style-name="Footnote"><text:a xlink:type="simple" xlink:href="https://github.com/mathebuddy/mathebuddy/blob/main/app/lib/keyboard_layouts.dart" text:style-name="Internet_20_link" text:visited-style-name="Visited_20_Internet_20_Link">https://github.com/mathebuddy/mathebuddy/blob/main/app/lib/keyboard_layouts.dart</text:a></text:p></text:note-body></text:note></text:span><text:span text:style-name="T80"> or custom</text:span><text:span text:style-name="T79"> </text:span></text:p>
      <text:p text:style-name="P78"><text:s text:c="4"/>% keyboard.</text:p>
      <text:p text:style-name="P22"><text:s text:c="4"/><text:span text:style-name="T71">$</text:span><text:span text:style-name="T76">term(s)=</text:span><text:span text:style-name="T71">$</text:span><text:span text:style-name="T8"> </text:span><text:span text:style-name="T48">#s,KEYBOARD=</text:span><text:span text:style-name="T61">myKeyboardName</text:span></text:p>
      <text:p text:style-name="P84"/>
      <text:p text:style-name="P22"><text:span text:style-name="T77"><text:s text:c="4"/>% </text:span><text:span text:style-name="T88">Asks </text:span><text:span text:style-name="T77">"</text:span><text:span text:style-name="T88">1 + 3 = </text:span><text:span text:style-name="T89">[A][B]</text:span><text:span text:style-name="T90">[C]</text:span><text:span text:style-name="T89">...</text:span><text:span text:style-name="T77">" </text:span><text:span text:style-name="T88">and provides </text:span><text:span text:style-name="T89">one </text:span><text:span text:style-name="T90">correct</text:span><text:span text:style-name="T89"> </text:span></text:p>
      <text:p text:style-name="P51"><text:span text:style-name="T125"><text:s text:c="4"/>% and (n-1) incorrect answers (e.g. {2,5,6,</text:span><text:span text:style-name="T128">4</text:span><text:span text:style-name="T131">,</text:span><text:span text:style-name="T132">1</text:span><text:span text:style-name="T125">} for CHOICES=</text:span><text:span text:style-name="T126">5</text:span><text:span text:style-name="T125">)</text:span></text:p>
      <text:p text:style-name="P21"><text:s text:c="4"/><text:span text:style-name="T70">$a+b=$</text:span> <text:span text:style-name="T47">#c,</text:span><text:span text:style-name="T55">CHOICES=</text:span><text:span text:style-name="T56">5</text:span></text:p>
      <text:p text:style-name="P18"/>
      <text:p text:style-name="P54"><text:s text:c="4"/>% <text:span text:style-name="T106">Asks </text:span>"<text:span text:style-name="T106">f(x)=sin(2x)+3x, f’(x) = [ <text:s/>]</text:span>" <text:span text:style-name="T145">and shows (e.g.) </text:span></text:p>
      <text:p text:style-name="P55"><text:s text:c="4"/>% <text:span text:style-name="T145">tokens</text:span> <text:s text:c="3"/><text:span text:style-name="T145">[</text:span><text:span text:style-name="T133">+]</text:span><text:span text:style-name="T145"> <text:s/>[*] <text:s/>[sin(2x)] <text:s/>[3] <text:s/>[2] <text:s/>[cos(2x)] <text:s/></text:span><text:span text:style-name="T176">[4] <text:s/>[1]</text:span></text:p>
      <text:p text:style-name="P79"><text:s text:c="4"/>% that must be selected to build the solution term,</text:p>
      <text:p text:style-name="P54"><text:span text:style-name="T145"><text:s text:c="4"/>% </text:span><text:span text:style-name="T144">here: </text:span>"<text:span text:style-name="T107">f’(x)=2*sin(2*x)+3</text:span>".</text:p>
      <text:p text:style-name="P48"><text:s text:c="4"/>% <text:span text:style-name="T144">Tokens are automatically derived from the solution term.</text:span></text:p>
      <text:p text:style-name="P49"><text:s text:c="4"/>% <text:span text:style-name="T107">The constant </text:span><text:span text:style-name="T188">1.</text:span><text:span text:style-name="T177">5</text:span><text:span text:style-name="T107"> is the </text:span><text:span text:style-name="T188">factor</text:span><text:span text:style-name="T107"> of </text:span><text:span text:style-name="T108">automatically generated</text:span><text:span text:style-name="T107"> </text:span></text:p>
      <text:p text:style-name="P56"><text:span text:style-name="T107"><text:s text:c="4"/>% tokens </text:span><text:span text:style-name="T178">(based on the number of essential tokens)</text:span><text:span text:style-name="T107">. </text:span><text:span text:style-name="T177">If this </text:span></text:p>
      <text:p text:style-name="P105"><text:span text:style-name="T177"><text:s text:c="4"/>% number</text:span> <text:span text:style-name="T189">is equal to 1</text:span><text:span text:style-name="T157">, then each generated token is useful</text:span></text:p>
      <text:p text:style-name="P105"><text:span text:style-name="T157"><text:s text:c="4"/>% for the </text:span><text:span text:style-name="T177">solution</text:span><text:span text:style-name="T157">.</text:span></text:p>
      <text:p text:style-name="P106"><text:s text:c="4"/>% <text:span text:style-name="T108">Additional tokens </text:span><text:span text:style-name="T111">(for student confusion)</text:span><text:span text:style-name="T108"> can be</text:span><text:span text:style-name="T158"> </text:span><text:span text:style-name="T144">provided</text:span><text:span text:style-name="T108"> by </text:span></text:p>
      <text:p text:style-name="P107"><text:span text:style-name="T187"><text:s text:c="4"/>% </text:span><text:span text:style-name="T190">adding </text:span><text:span text:style-name="T187">+</text:span><text:span text:style-name="T145">"MY_TOKEN_1"</text:span><text:span text:style-name="T187">+</text:span><text:span text:style-name="T145">"MY_TOKEN_2"…. </text:span><text:span text:style-name="T191">Tokens are in SMPL </text:span></text:p>
      <text:p text:style-name="P107"><text:span text:style-name="T191"><text:s text:c="4"/>% math format.</text:span></text:p>
      <text:p text:style-name="P20"><text:s text:c="4"/><text:span text:style-name="T74">$</text:span><text:span text:style-name="T70">"</text:span><text:span text:style-name="T74">f</text:span><text:span text:style-name="T70">"</text:span><text:span text:style-name="T74">(x)=</text:span><text:span text:style-name="T75">w</text:span><text:span text:style-name="T74">, f’(x)=$</text:span><text:span text:style-name="T105"> </text:span><text:span text:style-name="T52">#</text:span><text:span text:style-name="T53">w</text:span><text:span text:style-name="T52">d,TOKENS</text:span><text:span text:style-name="T68">=</text:span><text:span text:style-name="T69">1.5</text:span><text:span text:style-name="T67">+</text:span><text:span text:style-name="T98">"</text:span><text:span text:style-name="T54">pi</text:span><text:span text:style-name="T98">"</text:span></text:p>
      <text:p text:style-name="P47"><text:s text:c="4"/></text:p>
      <text:p text:style-name="P57"/>
      <text:p text:style-name="P70"/>
      <text:p text:style-name="P69"/>
      <text:p text:style-name="P39">K e y b o a r d <text:s text:c="2"/>d e f i n i t i o n <text:s text:c="40"/></text:p>
      <text:p text:style-name="P69"/>
      <text:p text:style-name="P69"/>
      <text:p text:style-name="P69">% <text:span text:style-name="T101">keyboards must currently be inserted manually into the app code.</text:span></text:p>
      <text:p text:style-name="P32">KEYBOARD <text:span text:style-name="T112">myKeyboardName</text:span></text:p>
      <text:p text:style-name="P71"><text:s text:c="4"/>% <text:span text:style-name="T101">Keys are separated by one or more spaces.</text:span></text:p>
      <text:p text:style-name="P73"><text:s text:c="4"/>% <text:span text:style-name="T101">A </text:span><text:span text:style-name="T165">"</text:span><text:span text:style-name="T101">submatrix</text:span><text:span text:style-name="T165">"</text:span><text:span text:style-name="T101"> </text:span><text:span text:style-name="T146">wher</text:span><text:span text:style-name="T166">e</text:span><text:span text:style-name="T146"> each of the elements is the same</text:span></text:p>
      <text:p text:style-name="P73"><text:span text:style-name="T102"><text:s text:c="4"/>% is</text:span><text:span text:style-name="T101"> rendered as large key </text:span><text:span text:style-name="T146">(e.g. </text:span><text:span text:style-name="T165">"</text:span><text:span text:style-name="T146">sqrt(</text:span><text:span text:style-name="T165">" </text:span><text:span text:style-name="T146">in the example spans</text:span></text:p>
      <text:p text:style-name="P73"><text:span text:style-name="T146"><text:s text:c="4"/>% two columns)</text:span><text:span text:style-name="T101">.</text:span></text:p>
      <text:p text:style-name="P72"><text:s text:c="4"/>% <text:span text:style-name="T101">Special key </text:span><text:span text:style-name="T165">"!</text:span><text:span text:style-name="T101">B</text:span><text:span text:style-name="T165">" </text:span><text:span text:style-name="T101">is the backspace key.</text:span></text:p>
      <text:p text:style-name="P72"><text:span text:style-name="T101"><text:s text:c="4"/>% Special key </text:span><text:span text:style-name="T165">"!</text:span><text:span text:style-name="T101">E</text:span><text:span text:style-name="T165">" </text:span><text:span text:style-name="T101">is the enter key.</text:span></text:p>
      <text:p text:style-name="P31"><text:s text:c="4"/>7 8 9 <text:s/>+ <text:s text:c="4"/>- <text:s text:c="4"/>!B</text:p>
      <text:p text:style-name="P31"><text:s text:c="4"/>4 5 6 <text:s/>* <text:s text:c="4"/>/ <text:s text:c="4"/>!B</text:p>
      <text:p text:style-name="P31"><text:s text:c="4"/>1 2 3 <text:s/>^( <text:s text:c="3"/>) <text:s text:c="4"/>!E</text:p>
      <text:p text:style-name="P31"><text:s text:c="4"/>0 i pi sqrt( sqrt( !E</text:p>
      <text:p text:style-name="P68"/>
      <text:p text:style-name="P40">G A M E <text:s text:c="2"/>C o d e n a m e <text:s/>“E v e n t” <text:s text:c="29"/></text:p>
      <text:p text:style-name="P66"/>
      <text:p text:style-name="P75"><text:s text:c="2"/>(refer to slides in Sciebo)</text:p>
      <text:p text:style-name="P66"/>
      <text:p text:style-name="P33">EVENT <text:s text:c="6"/><text:span text:style-name="T82">% </text:span><text:span text:style-name="T77">level name</text:span></text:p>
      <text:p text:style-name="P75">#####</text:p>
      <text:p text:style-name="P75"/>
      <text:p text:style-name="P33">EXERCISE <text:s text:c="3"/><text:span text:style-name="T77">% level contains n≥1 exercises</text:span></text:p>
      <text:p text:style-name="P33"><text:s text:c="4"/><text:span text:style-name="T148">TIME=5</text:span></text:p>
      <text:p text:style-name="P75"><text:s text:c="4"/>…</text:p>
      <text:p text:style-name="P33">EXERCISE</text:p>
      <text:p text:style-name="P33"><text:s text:c="4"/>…</text:p>
      <text:p text:style-name="P67"/>
      <text:p text:style-name="P66"/>
      <text:p text:style-name="P44">G A M E <text:s text:c="2"/>C o d e n a m e : “T e t r <text:span text:style-name="T147">i</text:span> s” <text:span text:style-name="T124">(… it’s not Tetris) <text:s text:c="7"/></text:span></text:p>
      <text:p text:style-name="P61"/>
      <text:p text:style-name="P61"><text:span text:style-name="T17"><text:s text:c="2"/></text:span><text:span text:style-name="T159">A</text:span><text:span text:style-name="T17">nswers </text:span><text:span text:style-name="T29">(</text:span><text:span text:style-name="T17">or </text:span>term-tokens<text:span text:style-name="T29">)</text:span> <text:span text:style-name="T18">are </text:span>falling down from top to bottom</text:p>
      <text:p text:style-name="P62"><text:s text:c="2"/>→ <text:span text:style-name="T149">the student </text:span>must move them left or right <text:span text:style-name="T19">(or keep middle)</text:span> </text:p>
      <text:p text:style-name="P62"><text:span text:style-name="T20"><text:s text:c="4"/>in</text:span><text:span text:style-name="T14"> limit</text:span><text:span text:style-name="T19">ed time</text:span></text:p>
      <text:p text:style-name="P61"><text:s text:c="2"/>→ <text:span text:style-name="T14">speed accelerates…</text:span></text:p>
      <text:p text:style-name="P65">E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5"><text:s text:c="30"/>...</text:p>
            <text:p text:style-name="P85"><text:s text:c="30"/>cos(x) <text:s text:c="4"/><text:span text:style-name="T27">next falling token</text:span></text:p>
            <text:p text:style-name="P85"><text:s text:c="30"/>x <text:s text:c="9"/><text:span text:style-name="T27">current</text:span><text:span text:style-name="T28">ly</text:span><text:span text:style-name="T27"> falling token</text:span></text:p>
            <text:p text:style-name="P87"/>
            <text:p text:style-name="P87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61"><text:s text:c="5"/>f(x) = 3x<text:span text:style-name="T21">2</text:span></text:p>
                  <text:p text:style-name="P61"><text:s text:c="5"/><text:span text:style-name="T25">f’(x) </text:span>= <text:span text:style-name="T26">6</text:span></text:p>
                </table:table-cell>
                <table:table-cell table:style-name="Table2.A1" office:value-type="string">
                  <text:p text:style-name="P61"><text:s text:c="5"/>f<text:span text:style-name="T25">(</text:span>x) = sin(x)</text:p>
                  <text:p text:style-name="P61"><text:s text:c="5"/><text:span text:style-name="T25">f’(x) </text:span>= </text:p>
                </table:table-cell>
                <table:table-cell table:style-name="Table2.C1" office:value-type="string">
                  <text:p text:style-name="P61"><text:s text:c="5"/>f(x) = cos(x)</text:p>
                  <text:p text:style-name="P61"><text:s text:c="5"/><text:span text:style-name="T25">f’(x) </text:span>= </text:p>
                </table:table-cell>
              </table:table-row>
            </table:table>
            <text:p text:style-name="P86"/>
          </table:table-cell>
        </table:table-row>
      </table:table>
      <text:p text:style-name="P64"/>
      <text:p text:style-name="P27">TETRIS <text:s text:c="6"/><text:span text:style-name="T77">% </text:span><text:span text:style-name="T83">level name</text:span></text:p>
      <text:p text:style-name="P34">######</text:p>
      <text:p text:style-name="P34"/>
      <text:p text:style-name="P34">EXERCISE <text:s text:c="4"/><text:span text:style-name="T77">% level contains exactly 1 exercise</text:span></text:p>
      <text:p text:style-name="P60"><text:s text:c="4"/>% <text:span text:style-name="T118">shown columns (maybe </text:span><text:span text:style-name="T161">two columns are the limit</text:span><text:span text:style-name="T118"> on </text:span></text:p>
      <text:p text:style-name="P60"><text:span text:style-name="T118"><text:s text:c="4"/>% <text:s text:c="2"/>smartphones </text:span><text:span text:style-name="T160">with small displays…</text:span><text:span text:style-name="T118">??)</text:span></text:p>
      <text:p text:style-name="P28"><text:span text:style-name="T77"><text:s text:c="4"/></text:span><text:span text:style-name="T13">COLUMNS=3</text:span></text:p>
      <text:p text:style-name="P28"><text:span text:style-name="T99"><text:s text:c="4"/></text:span><text:span text:style-name="T72">$f(x)=f</text:span><text:span text:style-name="T73">f</text:span><text:span text:style-name="T72">$</text:span></text:p>
      <text:p text:style-name="P28"><text:span text:style-name="T99"><text:s text:c="4"/></text:span><text:span text:style-name="T72">$f'(x)=$</text:span><text:span text:style-name="T14"> </text:span><text:span text:style-name="T49">#</text:span><text:span text:style-name="T50">f</text:span><text:span text:style-name="T51">f</text:span><text:span text:style-name="T50">d,</text:span><text:span text:style-name="T49">TOKENS</text:span></text:p>
      <text:p text:style-name="P74"><text:span text:style-name="T16"><text:s text:c="4"/></text:span>% code instances; <text:span text:style-name="T123">each instance must provide all referenced </text:span></text:p>
      <text:p text:style-name="P80"><text:s text:c="4"/>% variables</text:p>
      <text:p text:style-name="P29"><text:span text:style-name="T82"><text:s text:c="4"/></text:span>CODE</text:p>
      <text:p text:style-name="P29"><text:span text:style-name="T82"><text:s text:c="8"/></text:span><text:span text:style-name="T16">let a/b = rand(2,7)</text:span></text:p>
      <text:p text:style-name="P30"><text:span text:style-name="T82"><text:s text:c="8"/></text:span><text:span text:style-name="T118">l</text:span><text:span text:style-name="T16">et </text:span>f<text:span text:style-name="T15">f</text:span>(x) = a x^b <text:s text:c="9"/><text:span text:style-name="T77">% </text:span><text:span text:style-name="T95">"</text:span><text:span text:style-name="T93">*</text:span><text:span text:style-name="T95">"</text:span><text:span text:style-name="T93"> can be omitted :-)</text:span></text:p>
      <text:p text:style-name="P29"><text:span text:style-name="T82"><text:s text:c="8"/></text:span><text:span text:style-name="T16">let </text:span>f<text:span text:style-name="T15">f</text:span><text:span text:style-name="T16">d</text:span>(x) = <text:span text:style-name="T16">diff(f</text:span><text:span text:style-name="T12">f</text:span><text:span text:style-name="T16">)</text:span></text:p>
      <text:p text:style-name="P35"><text:s text:c="4"/>CODE</text:p>
      <text:p text:style-name="P29"><text:span text:style-name="T82"><text:s text:c="8"/></text:span><text:span text:style-name="T14">let f</text:span><text:span text:style-name="T15">f</text:span><text:span text:style-name="T14">(x) = sin(x)</text:span></text:p>
      <text:p text:style-name="P29"><text:span text:style-name="T82"><text:s text:c="8"/></text:span><text:span text:style-name="T14">let f</text:span><text:span text:style-name="T15">f</text:span><text:span text:style-name="T14">d(x) = diff(f</text:span><text:span text:style-name="T12">f</text:span><text:span text:style-name="T14">)</text:span></text:p>
      <text:p text:style-name="P36"><text:s text:c="4"/>CODE</text:p>
      <text:p text:style-name="P29"><text:span text:style-name="T82"><text:s text:c="8"/></text:span><text:span text:style-name="T12">let ff(x) = cos(x)</text:span></text:p>
      <text:p text:style-name="P29"><text:span text:style-name="T82"><text:s text:c="8"/></text:span><text:span text:style-name="T12">let ffd(x) = diff(ff)</text:span></text:p>
      <text:p text:style-name="P37"><text:s text:c="4"/>…</text:p>
      <text:p text:style-name="P25"/>
      <text:p text:style-name="P45">G A M E <text:s text:c="2"/>C o d e n a m e : “<text:span text:style-name="T179">S n a k e</text:span>” <text:s text:c="30"/></text:p>
      <text:p text:style-name="P63"/>
      <text:p text:style-name="P82">The answer (or tokens) are randomly placed in a 2D-grid. A snake, that keeps moving <text:span text:style-name="T184">into a </text:span>direction <text:span text:style-name="T184">until changed</text:span>, must be controlled towards the <text:span text:style-name="T185">next </text:span>correct solution. If the solution is “eaten”, the snake gets larger. Speed accelerates...</text:p>
      <text:p text:style-name="P24"/>
      <table:table table:name="Table3" table:style-name="Table3">
        <table:table-column table:style-name="Table3.A"/>
        <table:table-row>
          <table:table-cell table:style-name="Table3.A1" office:value-type="string">
            <text:p text:style-name="P26"><text:s text:c="4"/><text:span text:style-name="T96">f(x) = 3x</text:span><text:span text:style-name="T23">2</text:span><text:span text:style-name="T181"> <text:s text:c="3"/></text:span><text:span text:style-name="T182">f’(x)=</text:span><text:span text:style-name="T183">_____</text:span></text:p>
            <text:p text:style-name="P26"/>
            <text:p text:style-name="P26"><text:s text:c="4"/><text:span text:style-name="T180"><text:s text:c="15"/></text:span></text:p>
            <text:p text:style-name="P26"><text:span text:style-name="T119"><text:s text:c="17"/></text:span><text:span text:style-name="T180"><text:s text:c="2"/></text:span></text:p>
            <text:p text:style-name="P26"><text:span text:style-name="T119"><text:s text:c="17"/></text:span><text:span text:style-name="T180"><text:s text:c="2"/></text:span></text:p>
            <text:p text:style-name="P26"><text:span text:style-name="T119"><text:s text:c="17"/></text:span><text:span text:style-name="T180">..</text:span></text:p>
            <text:p text:style-name="P26"><text:s text:c="10"/><text:span text:style-name="T179">x</text:span><text:span text:style-name="T24">3</text:span> <text:s text:c="5"/><text:span text:style-name="T179">6 <text:s text:c="7"/>x</text:span></text:p>
            <text:p text:style-name="P26"/>
          </table:table-cell>
        </table:table-row>
      </table:table>
      <text:p text:style-name="P24"/>
      <text:p text:style-name="P26"/>
      <text:p text:style-name="P24"/>
      <text:p text:style-name="P41">S M P L – <text:span text:style-name="T150">L</text:span><text:span text:style-name="T134"> o o p s <text:s/>&amp; <text:s/></text:span><text:span text:style-name="T150">C</text:span><text:span text:style-name="T134"> o n d i t i o n s <text:s text:c="33"/></text:span></text:p>
      <text:p text:style-name="P24"/>
      <text:p text:style-name="P24"><text:s text:c="4"/>let x = 5</text:p>
      <text:p text:style-name="P58"><text:s text:c="4"/>% <text:span text:style-name="T134">execute block {..}, while x &gt; 0 is true</text:span></text:p>
      <text:p text:style-name="P24"><text:s text:c="4"/>while x &gt; 0 {</text:p>
      <text:p text:style-name="P24"><text:s text:c="7"/>x = x – 1</text:p>
      <text:p text:style-name="P24"><text:s text:c="4"/>}</text:p>
      <text:p text:style-name="P24"/>
      <text:p text:style-name="P58"><text:s text:c="4"/>% <text:span text:style-name="T134">execute block once and repeat </text:span><text:span text:style-name="T150">loop</text:span><text:span text:style-name="T134"> as long as x &lt; 5 is true</text:span></text:p>
      <text:p text:style-name="P24"><text:s text:c="4"/>do {</text:p>
      <text:p text:style-name="P24"><text:s text:c="8"/>x = x + 1</text:p>
      <text:p text:style-name="P24"><text:s text:c="4"/>} while x &lt; 5</text:p>
      <text:p text:style-name="P24"/>
      <text:p text:style-name="P24"><text:s text:c="4"/><text:span text:style-name="T10">let f </text:span><text:span text:style-name="T30">= 1</text:span></text:p>
      <text:p text:style-name="P59"><text:s text:c="4"/>% <text:span text:style-name="T134">set (new) variable k to 1, 2, 3, 4, 5 and run the block each </text:span></text:p>
      <text:p text:style-name="P81"><text:s text:c="4"/>% iteration</text:p>
      <text:p text:style-name="P24"><text:s text:c="4"/>for k from <text:span text:style-name="T10">1</text:span> to 5 { <text:s text:c="2"/><text:span text:style-name="T77">% </text:span><text:span text:style-name="T94">bounds can also be terms</text:span></text:p>
      <text:p text:style-name="P24"><text:s text:c="8"/><text:span text:style-name="T10">f = f * k</text:span></text:p>
      <text:p text:style-name="P24"><text:s text:c="4"/>}</text:p>
      <text:p text:style-name="P24"/>
      <text:p text:style-name="P24"><text:s text:c="4"/>x = 4</text:p>
      <text:p text:style-name="P24"><text:s text:c="4"/>let s = 0 <text:s text:c="7"/><text:span text:style-name="T77">% </text:span><text:span text:style-name="T84">s := sign(x)</text:span></text:p>
      <text:p text:style-name="P24"><text:s text:c="4"/>if x &gt; 0 {</text:p>
      <text:p text:style-name="P24"><text:s text:c="8"/>s = 1</text:p>
      <text:p text:style-name="P24"><text:s text:c="4"/>} elif s &lt; 0 { <text:s text:c="2"/><text:span text:style-name="T77">% </text:span><text:span text:style-name="T85">elif := else if</text:span></text:p>
      <text:p text:style-name="P24"><text:s text:c="8"/>s = -1</text:p>
      <text:p text:style-name="P24"><text:s text:c="4"/>} else {</text:p>
      <text:p text:style-name="P24"><text:s text:c="8"/>s = 0 <text:s text:c="7"/><text:span text:style-name="T77">% redundant here, since s is already 0</text:span></text:p>
      <text:p text:style-name="P24"><text:s text:c="4"/>}</text:p>
      <text:p text:style-name="P12"/>
      <text:p text:style-name="P13"/>
      <text:p text:style-name="P14"/>
      <text:p text:style-name="P42">M A T H – R U N T I M E : <text:s text:c="41"/></text:p>
      <text:p text:style-name="P13"/>
      <text:p text:style-name="P13"><text:s text:c="2"/><text:span text:style-name="T135">OPERAND-</text:span><text:span text:style-name="T117">TYPE <text:s text:c="2"/>EXAMPLE(s)</text:span></text:p>
      <text:p text:style-name="P13"/>
      <text:p text:style-name="P13"><text:s text:c="2"/>boolean <text:s text:c="7"/><text:span text:style-name="T33">true, false</text:span></text:p>
      <text:p text:style-name="P13"><text:s text:c="2"/>int <text:s text:c="11"/><text:span text:style-name="T31">-</text:span><text:span text:style-name="T33">3, 4</text:span></text:p>
      <text:p text:style-name="P13"><text:s text:c="2"/>rational <text:s text:c="6"/><text:span text:style-name="T33">4/7</text:span></text:p>
      <text:p text:style-name="P13"><text:s text:c="2"/>real <text:s text:c="10"/><text:span text:style-name="T33">3.14, -</text:span><text:span text:style-name="T35">1.337</text:span></text:p>
      <text:p text:style-name="P13"><text:s text:c="2"/>irrational <text:s text:c="4"/><text:span text:style-name="T33">pi, </text:span><text:span text:style-name="T36">e</text:span></text:p>
      <text:p text:style-name="P13"><text:s text:c="2"/>complex <text:s text:c="7"/><text:span text:style-name="T33">4+5i</text:span></text:p>
      <text:p text:style-name="P13"><text:s text:c="2"/>vector <text:s text:c="8"/><text:span text:style-name="T33">[1,2,3+4i]</text:span></text:p>
      <text:p text:style-name="P15"><text:s text:c="2"/>matrix <text:s text:c="8"/><text:span text:style-name="T31">[[1,2],[3,4],[5,6]]</text:span><text:span text:style-name="T77"> <text:s text:c="4"/></text:span><text:span text:style-name="T86">(</text:span><text:span text:style-name="T81">3x2 matrix</text:span><text:span text:style-name="T86">)</text:span></text:p>
      <text:p text:style-name="P13"><text:s text:c="2"/>set <text:s text:c="11"/><text:span text:style-name="T33">{ 3, 4, 4/3 }</text:span></text:p>
      <text:p text:style-name="P13"><text:s text:c="2"/>identifier <text:s text:c="4"/><text:span text:style-name="T33">blub</text:span></text:p>
      <text:p text:style-name="P13"><text:s text:c="2"/>string <text:s text:c="8"/><text:span text:style-name="T31">"</text:span><text:span text:style-name="T33">hello, </text:span><text:span text:style-name="T37">world!</text:span><text:span text:style-name="T31">"</text:span></text:p>
      <text:p text:style-name="P38"/>
      <text:p text:style-name="P13"/>
      <text:p text:style-name="P14">List of nullary functions <text:span text:style-name="T151">(ups; dimensions are </text:span><text:span text:style-name="T152">some kind of </text:span><text:span text:style-name="T162">non-null-arity</text:span><text:span text:style-name="T151">)</text:span>:</text:p>
      <text:p text:style-name="P13"/>
      <text:p text:style-name="P13"><text:span text:style-name="T31"><text:s text:c="2"/>eye&lt;3&gt;()</text:span> <text:s text:c="9"/>identity matrix with 3 rows and <text:span text:style-name="T153">3 </text:span>columns</text:p>
      <text:p text:style-name="P13"><text:span text:style-name="T31"><text:s text:c="2"/>zeros&lt;3&gt;()</text:span> <text:s text:c="7"/>zero vector with 3 elements</text:p>
      <text:p text:style-name="P13"><text:span text:style-name="T31"><text:s text:c="2"/>zeros&lt;3,4&gt;()</text:span> <text:s text:c="5"/>zero matrix with 3 rows and 4 columns</text:p>
      <text:p text:style-name="P13"><text:span text:style-name="T31"><text:s text:c="2"/>ones&lt;3&gt;()</text:span> <text:s text:c="8"/>one’s vector with 3 elements</text:p>
      <text:p text:style-name="P13"><text:span text:style-name="T31"><text:s text:c="2"/>ones&lt;3,4&gt;()</text:span> <text:s text:c="6"/>one’s matrix with 3 rows and 4 columns</text:p>
      <text:p text:style-name="P13"/>
      <text:p text:style-name="P13">List of unary functions: <text:s/><text:span text:style-name="T163">TODO: acos, asin, ...</text:span></text:p>
      <text:p text:style-name="P13"/>
      <text:p text:style-name="P13"><text:span text:style-name="T31"><text:s text:c="2"/>abs(x)</text:span> <text:s text:c="11"/>absolute value of x (<text:span text:style-name="T153">int</text:span>, vector, cmplx, …)</text:p>
      <text:p text:style-name="P13"><text:span text:style-name="T31"><text:s text:c="2"/>arg(x)</text:span> <text:s text:c="11"/>argument of complex x</text:p>
      <text:p text:style-name="P13"><text:span text:style-name="T31"><text:s text:c="2"/>ceil(x)</text:span> <text:s text:c="10"/>smallest integer that is ≥ x</text:p>
      <text:p text:style-name="P13"><text:span text:style-name="T31"><text:s text:c="2"/>cols(x)</text:span> <text:s text:c="10"/>number of columns of matrix x</text:p>
      <text:p text:style-name="P13"><text:span text:style-name="T31"><text:s text:c="2"/>conj(x)</text:span> <text:s text:c="10"/>conjugate complex number of x</text:p>
      <text:p text:style-name="P13"><text:span text:style-name="T31"><text:s text:c="2"/>cos(x) </text:span><text:s text:c="11"/>cosine of x</text:p>
      <text:p text:style-name="P13"><text:span text:style-name="T31"><text:s text:c="2"/>det(x)</text:span> <text:s text:c="11"/>determinant of matrix x</text:p>
      <text:p text:style-name="P13"><text:span text:style-name="T31"><text:s text:c="2"/>exp(x)</text:span> <text:s text:c="11"/>exponential function of x</text:p>
      <text:p text:style-name="P13"><text:span text:style-name="T31"><text:s text:c="2"/>fac(x) </text:span><text:s text:c="11"/>factorial of x</text:p>
      <text:p text:style-name="P13"><text:span text:style-name="T31"><text:s text:c="2"/>floor(x)</text:span> <text:s text:c="9"/>smallest integer xthat is ≤ x</text:p>
      <text:p text:style-name="P13"><text:span text:style-name="T31"><text:s text:c="2"/>imag(x)</text:span> <text:s text:c="10"/>imaginary part of complex x</text:p>
      <text:p text:style-name="P13"><text:span text:style-name="T31"><text:s text:c="2"/>is_invertible(x)</text:span> <text:s/>true, if mat x is invertible, otherwise false</text:p>
      <text:p text:style-name="P13"><text:span text:style-name="T31"><text:s text:c="2"/>is_symmetric(x) </text:span><text:s text:c="2"/>true, if mat x is symmetrix, oth<text:span text:style-name="T153">e</text:span>rwise false</text:p>
      <text:p text:style-name="P13"><text:span text:style-name="T31"><text:s text:c="2"/>is_zero(x) <text:s text:c="4"/></text:span><text:s text:c="3"/>true, if (value,vec,mat,...) x is approx zero</text:p>
      <text:p text:style-name="P13"><text:span text:style-name="T31"><text:s text:c="2"/>len(x) <text:s text:c="4"/></text:span><text:s text:c="7"/>number of elements of set or vector</text:p>
      <text:p text:style-name="P13"><text:s text:c="2"/><text:span text:style-name="T31">ln(x)</text:span> <text:s text:c="12"/>natural logarithm</text:p>
      <text:p text:style-name="P13"><text:s text:c="2"/><text:span text:style-name="T31">max(x) </text:span><text:s text:c="11"/>maximum element of vector, matrix, set, …</text:p>
      <text:p text:style-name="P13"><text:s text:c="2"/><text:span text:style-name="T31">min(x) </text:span><text:s text:c="11"/>minimum element of vector, matrix, set<text:span text:style-name="T154">m, …</text:span></text:p>
      <text:p text:style-name="P13"><text:s text:c="2"/><text:span text:style-name="T31">norm(x)</text:span> <text:s text:c="10"/>euclidean norm of vector x</text:p>
      <text:p text:style-name="P13"><text:s/><text:span text:style-name="T31"><text:s/>opt(x)</text:span> <text:s text:c="11"/>optimize term x (e.g. 2x+3x → 5x)</text:p>
      <text:p text:style-name="P13"><text:s text:c="2"/><text:span text:style-name="T31">real(x) </text:span><text:s text:c="10"/>real part of complex x</text:p>
      <text:p text:style-name="P13"><text:s/><text:span text:style-name="T31"><text:s/>round(x) </text:span><text:s text:c="9"/>round to nearest integer</text:p>
      <text:p text:style-name="P13"><text:s text:c="2"/><text:span text:style-name="T31">rows(x) <text:s/></text:span><text:s text:c="9"/>number of rows of a matrix</text:p>
      <text:p text:style-name="P13"><text:s/><text:span text:style-name="T31"><text:s/>shuffle(x)</text:span><text:span text:style-name="T77"> <text:s text:c="7"/>shuffles the elements of a vector</text:span></text:p>
      <text:p text:style-name="P13"><text:span text:style-name="T77"><text:s/></text:span><text:span text:style-name="T31"><text:s/>sin(x) </text:span><text:s text:c="11"/>sine</text:p>
      <text:p text:style-name="P13"><text:s/><text:span text:style-name="T31"><text:s/>sqrt(x) </text:span><text:s text:c="10"/>square root</text:p>
      <text:p text:style-name="P13"><text:s text:c="2"/><text:span text:style-name="T31">tan(x) </text:span><text:s text:c="11"/>tan</text:p>
      <text:p text:style-name="P13"><text:s text:c="2"/><text:span text:style-name="T31">term(x) </text:span><text:s text:c="10"/>term of variable x (refer to exercise example)</text:p>
      <text:p text:style-name="P13"><text:s text:c="2"/><text:span text:style-name="T31">transpose(x)</text:span> <text:s text:c="5"/>transpose matrix x</text:p>
      <text:p text:style-name="P13"><text:s text:c="2"/><text:span text:style-name="T31">triu(x)</text:span> <text:s text:c="10"/>upper triangular part of matrix x</text:p>
      <text:p text:style-name="P13"/>
      <text:p text:style-name="P13">List of bina<text:span text:style-name="T11">r</text:span>y functions:</text:p>
      <text:p text:style-name="P13"/>
      <text:p text:style-name="P13"><text:s text:c="2"/><text:span text:style-name="T31">binomial(</text:span><text:span text:style-name="T34">n</text:span><text:span text:style-name="T31">,</text:span><text:span text:style-name="T34">k</text:span><text:span text:style-name="T31">)</text:span> <text:s text:c="4"/><text:span text:style-name="T9">binomial coefficient </text:span></text:p>
      <text:p text:style-name="P13"><text:s text:c="2"/><text:span text:style-name="T31">complex(x,y)</text:span> <text:s text:c="5"/><text:span text:style-name="T9">returns a complex number x+y*i</text:span></text:p>
      <text:p text:style-name="P13"><text:s text:c="2"/><text:span text:style-name="T31">col(</text:span><text:span text:style-name="T34">a</text:span><text:span text:style-name="T31">,</text:span><text:span text:style-name="T34">k</text:span><text:span text:style-name="T31">) </text:span><text:s text:c="9"/>gets column <text:span text:style-name="T9">k</text:span> (first is 0) from matrix <text:span text:style-name="T9">a</text:span></text:p>
      <text:p text:style-name="P13"><text:s text:c="2"/><text:span text:style-name="T31">cross(x,y)</text:span> <text:s text:c="7"/>cross product of vetors x and y</text:p>
      <text:p text:style-name="P13"><text:s text:c="2"/><text:span text:style-name="T31">diff(</text:span><text:span text:style-name="T34">f</text:span><text:span text:style-name="T31">,</text:span><text:span text:style-name="T34">x</text:span><text:span text:style-name="T31">)</text:span> <text:s text:c="8"/>automatic differentiation of function f w.r.t</text:p>
      <text:p text:style-name="P13"><text:s text:c="20"/>variable <text:span text:style-name="T9">x</text:span></text:p>
      <text:p text:style-name="P13"><text:s text:c="2"/><text:span text:style-name="T31">dot(x,y)</text:span> <text:s text:c="9"/>dot (scalar) product of vectors x and y</text:p>
      <text:p text:style-name="P13"><text:s text:c="2"/><text:span text:style-name="T31">rand(x,y)</text:span> <text:s text:c="8"/>draw<text:span text:style-name="T164">s</text:span> a random number in range [x,y]</text:p>
      <text:p text:style-name="P13"><text:soft-page-break/><text:s text:c="2"/><text:span text:style-name="T31">rand&lt;n&gt;(x,y)</text:span> <text:s text:c="5"/>draw<text:span text:style-name="T164">s</text:span> a random vector with n elements …</text:p>
      <text:p text:style-name="P13"><text:s text:c="2"/><text:span text:style-name="T31">rand&lt;m,n&gt;(x,y)</text:span> <text:s text:c="3"/>draw<text:span text:style-name="T164">s</text:span> a random matrix with m rows and n cols …</text:p>
      <text:p text:style-name="P13"><text:s text:c="2"/><text:span text:style-name="T31">randZ(x,y)</text:span> <text:s text:c="7"/>same as rand(x,y) without zero</text:p>
      <text:p text:style-name="P13"><text:s text:c="2"/><text:span text:style-name="T31">randZ&lt;n&gt;(x,y)</text:span> <text:s text:c="4"/>same as rand&lt;n&gt;(x,y) without zeros</text:p>
      <text:p text:style-name="P13"><text:s text:c="2"/><text:span text:style-name="T31">randZ&lt;m,n&gt;(x,y)</text:span> <text:s text:c="2"/>same as rand&lt;m,n&gt;(x,y) without zeros</text:p>
      <text:p text:style-name="P13"><text:s text:c="2"/><text:span text:style-name="T31">row(</text:span><text:span text:style-name="T34">a</text:span><text:span text:style-name="T31">,</text:span><text:span text:style-name="T34">k</text:span><text:span text:style-name="T31">) <text:s/></text:span><text:s text:c="8"/>gets row <text:span text:style-name="T9">k</text:span> (first is 0) from matrix <text:span text:style-name="T9">a</text:span></text:p>
      <text:p text:style-name="P13"/>
      <text:p text:style-name="P13">List of quaternary functions:</text:p>
      <text:p text:style-name="P13"/>
      <text:p text:style-name="P16"><text:s text:c="2"/><text:span text:style-name="T31">int(f,x,a,b)</text:span> <text:s text:c="5"/>Numerically <text:span text:style-name="T154">approximates</text:span> integral of function </text:p>
      <text:p text:style-name="P16"><text:s text:c="20"/>f w.r.t. variable x in bounds from a to b</text:p>
      <text:p text:style-name="P13"/>
      <text:p text:style-name="P13"/>
      <text:p text:style-name="P13"/>
      <text:p text:style-name="P13"/>
      <text:p text:style-name="P17"/>
      <text:p text:style-name="P43"><text:span text:style-name="T167">S Y N T H E S I S <text:s text:c="2"/>O F <text:s text:c="2"/>T E R M <text:s text:c="2"/>T O K E N S</text:span>: <text:s text:c="41"/></text:p>
      <text:p text:style-name="P17"/>
      <text:p text:style-name="P94">example:</text:p>
      <text:p text:style-name="P94"><text:s text:c="2"/>input term t:</text:p>
      <text:p text:style-name="P17"><text:s text:c="4"/>2*sin(2*x)+3 <text:s/><text:span text:style-name="T168">as tree: <text:s/></text:span><text:span text:style-name="T167">+(*(2,sin(*(2,x))),3)</text:span></text:p>
      <text:p text:style-name="P17"><text:s text:c="2"/><text:span text:style-name="T168">number of output tokens N:</text:span></text:p>
      <text:p text:style-name="P17"><text:s text:c="4"/><text:span text:style-name="T168">6</text:span></text:p>
      <text:p text:style-name="P17"><text:s text:c="2"/><text:span text:style-name="T168">output:</text:span></text:p>
      <text:p text:style-name="P92"><text:s text:c="4"/>{+,<text:span text:style-name="T169">*,2,</text:span>sin(2*x),<text:span text:style-name="T169">3,</text:span><text:span text:style-name="T127">cos(2*x)</text:span>} <text:s/><text:span text:style-name="T169">(underline</text:span><text:span text:style-name="T170">d</text:span><text:span text:style-name="T169"> := incorrect)</text:span></text:p>
      <text:p text:style-name="P17"/>
      <text:p text:style-name="P95">depth=0: {+,2*sin(2*x),3} <text:s text:c="4"/>n=3 &lt; <text:span text:style-name="T173">N</text:span></text:p>
      <text:p text:style-name="P95">depth=1: {+,*,2,sin(2*x),3} <text:s text:c="2"/>n=5 &lt; N</text:p>
      <text:p text:style-name="P95">depth=2: {+,*,2,sin(,),x,3} <text:s text:c="2"/>n=7 &gt; N</text:p>
      <text:p text:style-name="P97">→ choose <text:span text:style-name="T172">smallest depth with n&lt;N</text:span> and fill remaining <text:span text:style-name="T172">tokens</text:span> with </text:p>
      <text:p text:style-name="P97"><text:s text:c="2"/>shuffling:</text:p>
      <text:p text:style-name="P95"><text:s text:c="5"/>change constants:</text:p>
      <text:p text:style-name="P96"><text:span text:style-name="T171"><text:s text:c="9"/>new := old + randZ(-1,1) * </text:span>rand(1,floor(value/2))</text:p>
      <text:p text:style-name="P96"><text:s text:c="9"/>keep positive;</text:p>
      <text:p text:style-name="P96"><text:s text:c="5"/>change sin ↔ cos ↔ exp</text:p>
      <text:p text:style-name="P96">→ <text:span text:style-name="T174">if N is not given, then choose depth=1, </text:span><text:span text:style-name="T175">and all tokens are needed for the solution </text:span><text:span text:style-name="T62">TODO: handling of tokens that are used twice or more in the soluti</text:span><text:span text:style-name="T63">on</text:span></text:p>
      <text:p text:style-name="P96"/>
      <text:p text:style-name="P17"/>
      <text:p text:style-name="P17"/>
      <text:p text:style-name="P17"/>
      <text:p text:style-name="P98">Algorithm:</text:p>
      <text:p text:style-name="P101"><text:span text:style-name="T168">Input</text:span>:</text:p>
      <text:p text:style-name="P99">t := the input term</text:p>
      <text:p text:style-name="P101">N := the number of output tokens</text:p>
      <text:p text:style-name="P102">Algorithm:</text:p>
      <text:p text:style-name="P99">T := { t }</text:p>
      <text:p text:style-name="P99">for each Ti in T:</text:p>
      <text:p text:style-name="P99"><text:span text:style-name="T167">T</text:span>i<text:span text:style-name="T167"> := set of operator(s) and operand(s) </text:span>for Ti</text:p>
      <text:p text:style-name="P99">Ti := shuffle(Ti)</text:p>
      <text:p text:style-name="P99">T := T uu Ti</text:p>
      <text:p text:style-name="P103"><text:soft-page-break/>n := |T|</text:p>
      <text:p text:style-name="P103">if n &lt; N then depth++ and goto <text:span text:style-name="T168">2</text:span>.</text:p>
      <text:p text:style-name="P100">END</text:p>
      <text:p text:style-name="P100">Output:</text:p>
      <text:p text:style-name="P100">T</text:p>
      <text:p text:style-name="P103"/>
      <text:p text:style-name="P100">Algorithm for shuffle(U):</text:p>
      <text:p text:style-name="P100">Input:</text:p>
      <text:p text:style-name="P100"><text:tab/>V := term</text:p>
      <text:p text:style-name="P100">Algorithm:</text:p>
      <text:p text:style-name="P100"><text:tab/></text:p>
      <text:p text:style-name="P100">Output:</text:p>
      <text:p text:style-name="P100"><text:tab/>U</text:p>
      <text:p text:style-name="P9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0ad98" officeooo:paragraph-rsid="0050ad98"/>
    </style:style>
    <style:style style:name="MP2" style:family="paragraph" style:parent-style-name="Footer">
      <style:text-properties officeooo:rsid="005157d8" officeooo:paragraph-rsid="005157d8"/>
    </style:style>
    <style:style style:name="MT1" style:family="text">
      <style:text-properties officeooo:rsid="006be162"/>
    </style:style>
    <style:page-layout style:name="Mpm1">
      <style:page-layout-properties fo:page-width="8.2681in" fo:page-height="11.6929in" style:num-format="1" style:print-orientation="portrait" fo:margin-top="0.5165in" fo:margin-bottom="0.532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BL+SMPL; <text:span text:style-name="MT1">specs updates</text:span><text:tab/>Andreas Schwenk<text:tab/>17 October 2023</text:p>
      </style:header>
      <style:footer>
        <text:p text:style-name="MP2">Page 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28:32.067742477</meta:creation-date>
    <dc:date>2023-10-31T13:46:50.600215057</dc:date>
    <meta:editing-duration>P3DT26M23S</meta:editing-duration>
    <meta:editing-cycles>176</meta:editing-cycles>
    <meta:generator>LibreOffice/7.4.4.2$MacOSX_AARCH64 LibreOffice_project/85569322deea74ec9134968a29af2df5663baa21</meta:generator>
    <meta:document-statistic meta:table-count="3" meta:image-count="0" meta:object-count="0" meta:page-count="9" meta:paragraph-count="296" meta:word-count="1833" meta:character-count="11646" meta:non-whitespace-character-count="7872"/>
  </office:meta>
</office:document-meta>
</file>